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imes14_РИО2" style:family="paragraph">
      <style:paragraph-properties fo:text-align="center" fo:line-height="150%" fo:text-indent="0in"/>
    </style:style>
    <style:style style:name="T14" style:parent-style-name="Названиекниги" style:family="text">
      <style:text-properties fo:text-transform="uppercase" style:font-size-complex="14pt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size-complex="12pt"/>
    </style:style>
    <style:style style:name="P21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29" style:family="table-column">
      <style:table-column-properties style:column-width="2.8652in" style:use-optimal-column-width="false"/>
    </style:style>
    <style:style style:name="TableColumn30" style:family="table-column">
      <style:table-column-properties style:column-width="1.7208in" style:use-optimal-column-width="false"/>
    </style:style>
    <style:style style:name="TableColumn31" style:family="table-column">
      <style:table-column-properties style:column-width="1.9104in" style:use-optimal-column-width="false"/>
    </style:style>
    <style:style style:name="Table28" style:family="table">
      <style:table-properties style:width="6.4965in" style:rel-width="100%" fo:margin-left="0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Standard" style:family="paragraph">
      <style:text-properties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text-properties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115%"/>
      <style:text-properties fo:font-size="14pt" style:font-size-asian="14pt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Обычныйвеб" style:family="paragraph">
      <style:paragraph-properties fo:line-height="150%" fo:text-indent="0.4916in"/>
      <style:text-properties fo:font-weight="bold" style:font-weight-asian="bold" fo:font-size="14pt" style:font-size-asian="14pt"/>
    </style:style>
    <style:style style:name="P52" style:parent-style-name="Обычныйвеб" style:family="paragraph">
      <style:paragraph-properties fo:margin-top="0in" fo:margin-bottom="0in" fo:line-height="115%" fo:text-indent="0.4916in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Обычныйвеб" style:family="paragraph">
      <style:paragraph-properties fo:line-height="150%" fo:text-indent="0.4916in"/>
      <style:text-properties fo:font-weight="bold" style:font-weight-asian="bold" fo:font-size="14pt" style:font-size-asian="14pt" style:font-size-complex="14pt"/>
    </style:style>
    <style:style style:name="P55" style:parent-style-name="Обычныйвеб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6" style:parent-style-name="Обычныйвеб" style:family="paragraph">
      <style:paragraph-properties fo:margin-top="0in" fo:margin-bottom="0in" fo:line-height="115%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Обычныйвеб" style:family="paragraph">
      <style:paragraph-properties fo:margin-top="0in" fo:margin-bottom="0in" fo:line-height="115%"/>
      <style:text-properties fo:font-size="14pt" style:font-size-asian="14pt" style:font-size-complex="14pt"/>
    </style:style>
    <style:style style:name="P103" style:parent-style-name="Обычныйвеб" style:family="paragraph">
      <style:paragraph-properties fo:margin-top="0in" fo:margin-bottom="0in" fo:line-height="115%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Обычныйвеб" style:family="paragraph">
      <style:paragraph-properties fo:margin-top="0in" fo:margin-bottom="0in" fo:line-height="115%"/>
      <style:text-properties fo:font-size="14pt" style:font-size-asian="14pt" style:font-size-complex="14pt"/>
    </style:style>
    <style:style style:name="P134" style:parent-style-name="Обычныйвеб" style:family="paragraph">
      <style:paragraph-properties fo:margin-top="0in" fo:margin-bottom="0in" fo:line-height="115%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Обычныйвеб" style:family="paragraph">
      <style:paragraph-properties fo:margin-top="0in" fo:margin-bottom="0in" fo:line-height="115%"/>
    </style:style>
    <style:style style:name="P137" style:parent-style-name="Обычныйвеб" style:family="paragraph">
      <style:paragraph-properties fo:margin-top="0in" fo:margin-bottom="0in" fo:line-height="115%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Обычныйвеб" style:family="paragraph">
      <style:paragraph-properties fo:margin-top="0in" fo:margin-bottom="0in" fo:line-height="115%"/>
    </style:style>
    <style:style style:name="P140" style:parent-style-name="Обычныйвеб" style:family="paragraph">
      <style:paragraph-properties fo:margin-top="0in" fo:margin-bottom="0in" fo:line-height="115%"/>
      <style:text-properties fo:font-size="14pt" style:font-size-asian="14pt" style:font-size-complex="14pt"/>
    </style:style>
    <style:style style:name="P141" style:parent-style-name="Обычныйвеб" style:family="paragraph">
      <style:paragraph-properties fo:text-align="center" fo:margin-top="0in" fo:margin-bottom="0in" fo:line-height="115%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Обычныйвеб" style:family="paragraph">
      <style:paragraph-properties fo:margin-top="0in" fo:margin-bottom="0in" fo:line-height="115%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Обычныйвеб" style:family="paragraph">
      <style:paragraph-properties fo:margin-top="0in" fo:margin-bottom="0in" fo:line-height="115%"/>
    </style:style>
    <style:style style:name="P150" style:parent-style-name="Обычныйвеб" style:family="paragraph">
      <style:paragraph-properties fo:margin-top="0in" fo:margin-bottom="0in" fo:line-height="115%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P154" style:parent-style-name="Обычныйвеб" style:family="paragraph">
      <style:paragraph-properties fo:text-align="center" fo:margin-top="0in" fo:margin-bottom="0in" fo:line-height="115%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P158" style:parent-style-name="Обычныйвеб" style:family="paragraph">
      <style:paragraph-properties fo:margin-top="0in" fo:margin-bottom="0in" fo:line-height="115%" fo:text-indent="0.4916in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P162" style:parent-style-name="Обычныйвеб" style:family="paragraph">
      <style:paragraph-properties fo:margin-top="0in" fo:margin-bottom="0in" fo:line-height="115%"/>
      <style:text-properties fo:font-size="14pt" style:font-size-asian="14pt" style:font-size-complex="14pt"/>
    </style:style>
    <style:style style:name="P163" style:parent-style-name="Обычныйвеб" style:family="paragraph">
      <style:paragraph-properties fo:margin-top="0in" fo:margin-bottom="0in" fo:line-height="115%"/>
      <style:text-properties fo:font-size="14pt" style:font-size-asian="14pt" style:font-size-complex="14pt"/>
    </style:style>
    <style:style style:name="P164" style:parent-style-name="Обычныйвеб" style:family="paragraph">
      <style:paragraph-properties fo:text-align="center" fo:margin-top="0in" fo:margin-bottom="0in" fo:line-height="115%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Обычныйвеб" style:family="paragraph">
      <style:paragraph-properties fo:text-align="center" fo:margin-top="0in" fo:margin-bottom="0in" fo:line-height="115%"/>
      <style:text-properties fo:font-size="14pt" style:font-size-asian="14pt" style:font-size-complex="14pt"/>
    </style:style>
    <style:style style:name="P169" style:parent-style-name="Обычныйвеб" style:family="paragraph">
      <style:paragraph-properties fo:margin-top="0in" fo:margin-bottom="0in" fo:line-height="115%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Обычныйвеб" style:family="paragraph">
      <style:paragraph-properties fo:text-align="center" fo:margin-top="0in" fo:margin-bottom="0in" fo:line-height="115%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6" style:parent-style-name="Обычныйвеб" style:family="paragraph">
      <style:paragraph-properties fo:margin-top="0in" fo:margin-bottom="0in" fo:line-height="115%"/>
      <style:text-properties fo:font-size="14pt" style:font-size-asian="14pt" style:font-size-complex="14pt" fo:language="en" fo:country="US"/>
    </style:style>
    <style:style style:name="P177" style:parent-style-name="Обычныйвеб" style:family="paragraph">
      <style:paragraph-properties fo:margin-top="0in" fo:margin-bottom="0in" fo:line-height="115%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P183" style:parent-style-name="Обычныйвеб" style:family="paragraph">
      <style:paragraph-properties fo:text-align="center" fo:margin-top="0in" fo:margin-bottom="0in" fo:line-height="115%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Обычныйвеб" style:family="paragraph">
      <style:paragraph-properties fo:margin-top="0in" fo:margin-bottom="0in" fo:line-height="115%"/>
    </style:style>
    <style:style style:name="T188" style:parent-style-name="Основнойшрифтабзаца" style:family="text">
      <style:text-properties fo:font-size="14pt" style:font-size-asian="14pt"/>
    </style:style>
    <style:style style:name="P189" style:parent-style-name="Обычныйвеб" style:family="paragraph">
      <style:paragraph-properties fo:margin-top="0in" fo:margin-bottom="0in" fo:line-height="115%"/>
      <style:text-properties fo:font-size="14pt" style:font-size-asian="14pt"/>
    </style:style>
    <style:style style:name="P190" style:parent-style-name="Обычныйвеб" style:family="paragraph">
      <style:paragraph-properties fo:margin-top="0in" fo:margin-bottom="0in" fo:line-height="115%"/>
      <style:text-properties fo:font-size="14pt" style:font-size-asian="14pt"/>
    </style:style>
    <style:style style:name="P191" style:parent-style-name="Обычныйвеб" style:family="paragraph">
      <style:paragraph-properties fo:margin-top="0in" fo:margin-bottom="0in" fo:line-height="115%"/>
    </style:style>
    <style:style style:name="T192" style:parent-style-name="Основнойшрифтабзаца" style:family="text">
      <style:text-properties fo:font-size="14pt" style:font-size-asian="14pt"/>
    </style:style>
    <style:style style:name="T193" style:parent-style-name="Основнойшрифтабзаца" style:family="text">
      <style:text-properties fo:font-size="14pt" style:font-size-asian="14pt" fo:language="en" fo:country="US"/>
    </style:style>
    <style:style style:name="T194" style:parent-style-name="Основнойшрифтабзаца" style:family="text">
      <style:text-properties fo:font-size="14pt" style:font-size-asian="14pt"/>
    </style:style>
    <style:style style:name="T195" style:parent-style-name="Основнойшрифтабзаца" style:family="text">
      <style:text-properties fo:font-size="14pt" style:font-size-asian="14pt" fo:language="en" fo:country="US"/>
    </style:style>
    <style:style style:name="T196" style:parent-style-name="Основнойшрифтабзаца" style:family="text">
      <style:text-properties fo:font-size="14pt" style:font-size-asian="14pt"/>
    </style:style>
    <style:style style:name="T197" style:parent-style-name="Основнойшрифтабзаца" style:family="text">
      <style:text-properties fo:font-size="14pt" style:font-size-asian="14pt" fo:language="en" fo:country="US"/>
    </style:style>
    <style:style style:name="T198" style:parent-style-name="Основнойшрифтабзаца" style:family="text">
      <style:text-properties fo:font-size="14pt" style:font-size-asian="14pt"/>
    </style:style>
    <style:style style:name="T199" style:parent-style-name="Основнойшрифтабзаца" style:family="text">
      <style:text-properties fo:font-size="14pt" style:font-size-asian="14pt" fo:language="en" fo:country="US"/>
    </style:style>
    <style:style style:name="T200" style:parent-style-name="Основнойшрифтабзаца" style:family="text">
      <style:text-properties fo:font-size="14pt" style:font-size-asian="14pt"/>
    </style:style>
    <style:style style:name="T201" style:parent-style-name="Основнойшрифтабзаца" style:family="text">
      <style:text-properties fo:font-size="14pt" style:font-size-asian="14pt" fo:language="en" fo:country="US"/>
    </style:style>
    <style:style style:name="T202" style:parent-style-name="Основнойшрифтабзаца" style:family="text">
      <style:text-properties fo:font-size="14pt" style:font-size-asian="14pt"/>
    </style:style>
    <style:style style:name="T203" style:parent-style-name="Основнойшрифтабзаца" style:family="text">
      <style:text-properties fo:font-size="14pt" style:font-size-asian="14pt" fo:language="en" fo:country="US"/>
    </style:style>
    <style:style style:name="T204" style:parent-style-name="Основнойшрифтабзаца" style:family="text">
      <style:text-properties fo:font-size="14pt" style:font-size-asian="14pt"/>
    </style:style>
    <style:style style:name="T205" style:parent-style-name="Основнойшрифтабзаца" style:family="text">
      <style:text-properties fo:font-size="14pt" style:font-size-asian="14pt" fo:language="en" fo:country="US"/>
    </style:style>
    <style:style style:name="T206" style:parent-style-name="Основнойшрифтабзаца" style:family="text">
      <style:text-properties fo:font-size="14pt" style:font-size-asian="14pt"/>
    </style:style>
    <style:style style:name="T207" style:parent-style-name="Основнойшрифтабзаца" style:family="text">
      <style:text-properties fo:font-size="14pt" style:font-size-asian="14pt" fo:language="en" fo:country="US"/>
    </style:style>
    <style:style style:name="T208" style:parent-style-name="Основнойшрифтабзаца" style:family="text">
      <style:text-properties fo:font-size="14pt" style:font-size-asian="14pt"/>
    </style:style>
    <style:style style:name="P209" style:parent-style-name="Обычныйвеб" style:family="paragraph">
      <style:paragraph-properties fo:text-align="justify" fo:margin-top="0in" fo:margin-bottom="0in" fo:line-height="115%"/>
    </style:style>
    <style:style style:name="TableColumn211" style:family="table-column">
      <style:table-column-properties style:column-width="0.884in" style:use-optimal-column-width="false"/>
    </style:style>
    <style:style style:name="TableColumn212" style:family="table-column">
      <style:table-column-properties style:column-width="1.6777in" style:use-optimal-column-width="false"/>
    </style:style>
    <style:style style:name="TableColumn213" style:family="table-column">
      <style:table-column-properties style:column-width="1.0798in" style:use-optimal-column-width="false"/>
    </style:style>
    <style:style style:name="TableColumn214" style:family="table-column">
      <style:table-column-properties style:column-width="1.475in" style:use-optimal-column-width="false"/>
    </style:style>
    <style:style style:name="TableColumn215" style:family="table-column">
      <style:table-column-properties style:column-width="1.55in" style:use-optimal-column-width="false"/>
    </style:style>
    <style:style style:name="Table210" style:family="table">
      <style:table-properties style:width="6.6666in" fo:margin-left="0in" table:align="center"/>
    </style:style>
    <style:style style:name="TableRow216" style:family="table-row">
      <style:table-row-properties style:min-row-height="0.1993in" style:use-optimal-row-height="false" fo:keep-together="always"/>
    </style:style>
    <style:style style:name="TableCell217" style:family="table-cell">
      <style:table-cell-properties fo:border="0.0069in solid #000000" style:writing-mode="lr-tb" fo:padding-top="0in" fo:padding-left="0.0784in" fo:padding-bottom="0in" fo:padding-right="0.075in"/>
    </style:style>
    <style:style style:name="P21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P2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2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P22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TableRow228" style:family="table-row">
      <style:table-row-properties style:min-row-height="0.1986in" style:use-optimal-row-height="false" fo:keep-together="always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33" style:family="table-row">
      <style:table-row-properties style:min-row-height="0.5722in" style:use-optimal-row-height="false" fo:keep-together="always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P23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49" style:parent-style-name="Текст" style:family="paragraph">
      <style:paragraph-properties fo:text-align="justify" fo:margin-bottom="0in"/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51" style:family="table-row">
      <style:table-row-properties style:min-row-height="0.5722in" style:use-optimal-row-height="false" fo:keep-together="always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6" style:family="table-cell">
      <style:table-cell-properties fo:border="0.0069in solid #000000" style:writing-mode="lr-tb" fo:padding-top="0in" fo:padding-left="0.0784in" fo:padding-bottom="0in" fo:padding-right="0.075in"/>
    </style:style>
    <style:style style:name="P25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6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68" style:family="table-row">
      <style:table-row-properties style:min-row-height="0.5722in" style:use-optimal-row-height="false" fo:keep-together="always"/>
    </style:style>
    <style:style style:name="TableCell269" style:family="table-cell">
      <style:table-cell-properties fo:border="0.0069in solid #000000" style:writing-mode="lr-tb" fo:padding-top="0in" fo:padding-left="0.0784in" fo:padding-bottom="0in" fo:padding-right="0.075in"/>
    </style:style>
    <style:style style:name="P27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1" style:family="table-cell">
      <style:table-cell-properties fo:border="0.0069in solid #000000" style:writing-mode="lr-tb" fo:padding-top="0in" fo:padding-left="0.0784in" fo:padding-bottom="0in" fo:padding-right="0.075in"/>
    </style:style>
    <style:style style:name="P27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7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P2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8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85" style:family="table-row">
      <style:table-row-properties style:min-row-height="0.4152in" style:use-optimal-row-height="false" fo:keep-together="always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P28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P29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P29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9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02" style:family="table-row">
      <style:table-row-properties style:min-row-height="0.2402in" style:use-optimal-row-height="false" fo:keep-together="always"/>
    </style:style>
    <style:style style:name="TableCell303" style:family="table-cell">
      <style:table-cell-properties fo:border="0.0069in solid #000000" style:writing-mode="lr-tb" fo:padding-top="0in" fo:padding-left="0.0784in" fo:padding-bottom="0in" fo:padding-right="0.075in"/>
    </style:style>
    <style:style style:name="P30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P30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P30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14" style:family="table-cell">
      <style:table-cell-properties fo:border="0.0069in solid #000000" style:writing-mode="lr-tb" fo:padding-top="0in" fo:padding-left="0.0784in" fo:padding-bottom="0in" fo:padding-right="0.075in"/>
    </style:style>
    <style:style style:name="P31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1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19" style:family="table-row">
      <style:table-row-properties style:min-row-height="0.3986in" style:use-optimal-row-height="false" fo:keep-together="always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P32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P32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2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P33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3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336" style:family="table-row">
      <style:table-row-properties style:min-row-height="0.5722in" style:use-optimal-row-height="false" fo:keep-together="always"/>
    </style:style>
    <style:style style:name="TableCell337" style:family="table-cell">
      <style:table-cell-properties fo:border="0.0069in solid #000000" style:writing-mode="lr-tb" fo:padding-top="0in" fo:padding-left="0.0784in" fo:padding-bottom="0in" fo:padding-right="0.075in"/>
    </style:style>
    <style:style style:name="P33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39" style:family="table-cell">
      <style:table-cell-properties fo:border="0.0069in solid #000000" style:writing-mode="lr-tb" fo:padding-top="0in" fo:padding-left="0.0784in" fo:padding-bottom="0in" fo:padding-right="0.075in"/>
    </style:style>
    <style:style style:name="P34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P34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4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5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5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5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53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354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355" style:parent-style-name="Standard" style:family="paragraph">
      <style:paragraph-properties fo:line-height="115%"/>
    </style:style>
    <style:style style:name="T356" style:parent-style-name="Основнойшрифтабзаца" style:family="text">
      <style:text-properties fo:font-size="14pt" style:font-size-asian="14pt"/>
    </style:style>
    <style:style style:name="T3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font-size="14pt" style:font-size-asian="14pt"/>
    </style:style>
    <style:style style:name="P359" style:parent-style-name="Standard" style:family="paragraph">
      <style:paragraph-properties fo:line-height="115%"/>
    </style:style>
    <style:style style:name="P360" style:parent-style-name="Standard" style:family="paragraph">
      <style:paragraph-properties fo:line-height="115%"/>
    </style:style>
    <style:style style:name="T361" style:parent-style-name="Основнойшрифтабзаца" style:family="text">
      <style:text-properties fo:font-size="14pt" style:font-size-asian="14pt"/>
    </style:style>
    <style:style style:name="T3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font-size="14pt" style:font-size-asian="14pt"/>
    </style:style>
    <style:style style:name="T364" style:parent-style-name="Основнойшрифтабзаца" style:family="text">
      <style:text-properties fo:font-size="14pt" style:font-size-asian="14pt" fo:language="en" fo:country="US"/>
    </style:style>
    <style:style style:name="T365" style:parent-style-name="Основнойшрифтабзаца" style:family="text">
      <style:text-properties fo:font-size="14pt" style:font-size-asian="14pt"/>
    </style:style>
    <style:style style:name="P366" style:parent-style-name="Standard" style:family="paragraph">
      <style:paragraph-properties fo:text-align="center" fo:line-height="115%"/>
    </style:style>
    <style:style style:name="T367" style:parent-style-name="Основнойшрифтабзаца" style:family="text">
      <style:text-properties fo:font-size="14pt" style:font-size-asian="14pt"/>
    </style:style>
    <style:style style:name="T368" style:parent-style-name="Основнойшрифтабзаца" style:family="text">
      <style:text-properties fo:font-size="14pt" style:font-size-asian="14pt" fo:language="en" fo:country="US"/>
    </style:style>
    <style:style style:name="T369" style:parent-style-name="Основнойшрифтабзаца" style:family="text">
      <style:text-properties fo:font-size="14pt" style:font-size-asian="14pt"/>
    </style:style>
    <style:style style:name="T3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fo:font-size="14pt" style:font-size-asian="14pt"/>
    </style:style>
    <style:style style:name="T372" style:parent-style-name="Основнойшрифтабзаца" style:family="text">
      <style:text-properties fo:font-size="14pt" style:font-size-asian="14pt" fo:language="en" fo:country="US"/>
    </style:style>
    <style:style style:name="P373" style:parent-style-name="Standard" style:family="paragraph">
      <style:paragraph-properties fo:line-height="115%"/>
    </style:style>
    <style:style style:name="T374" style:parent-style-name="Основнойшрифтабзаца" style:family="text">
      <style:text-properties fo:font-size="14pt" style:font-size-asian="14pt"/>
    </style:style>
    <style:style style:name="T3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fo:font-size="14pt" style:font-size-asian="14pt"/>
    </style:style>
    <style:style style:name="T377" style:parent-style-name="Основнойшрифтабзаца" style:family="text">
      <style:text-properties fo:font-size="14pt" style:font-size-asian="14pt" fo:language="en" fo:country="US"/>
    </style:style>
    <style:style style:name="T378" style:parent-style-name="Основнойшрифтабзаца" style:family="text">
      <style:text-properties fo:font-size="14pt" style:font-size-asian="14pt"/>
    </style:style>
    <style:style style:name="P379" style:parent-style-name="Standard" style:family="paragraph">
      <style:paragraph-properties fo:line-height="115%"/>
    </style:style>
    <style:style style:name="P380" style:parent-style-name="Standard" style:family="paragraph">
      <style:paragraph-properties fo:line-height="115%"/>
    </style:style>
    <style:style style:name="T381" style:parent-style-name="Основнойшрифтабзаца" style:family="text">
      <style:text-properties fo:font-size="14pt" style:font-size-asian="14pt"/>
    </style:style>
    <style:style style:name="T382" style:parent-style-name="Основнойшрифтабзаца" style:family="text">
      <style:text-properties fo:font-size="14pt" style:font-size-asian="14pt" fo:language="en" fo:country="US"/>
    </style:style>
    <style:style style:name="T383" style:parent-style-name="Основнойшрифтабзаца" style:family="text">
      <style:text-properties fo:font-size="14pt" style:font-size-asian="14pt"/>
    </style:style>
    <style:style style:name="T3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fo:font-size="14pt" style:font-size-asian="14pt"/>
    </style:style>
    <style:style style:name="P386" style:parent-style-name="Standard" style:family="paragraph">
      <style:paragraph-properties fo:text-align="center" fo:line-height="115%"/>
    </style:style>
    <style:style style:name="T387" style:parent-style-name="Основнойшрифтабзаца" style:family="text">
      <style:text-properties fo:font-size="14pt" style:font-size-asian="14pt"/>
    </style:style>
    <style:style style:name="T388" style:parent-style-name="Основнойшрифтабзаца" style:family="text">
      <style:text-properties fo:font-size="14pt" style:font-size-asian="14pt" fo:language="en" fo:country="US"/>
    </style:style>
    <style:style style:name="T389" style:parent-style-name="Основнойшрифтабзаца" style:family="text">
      <style:text-properties fo:font-size="14pt" style:font-size-asian="14pt"/>
    </style:style>
    <style:style style:name="T3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fo:font-size="14pt" style:font-size-asian="14pt"/>
    </style:style>
    <style:style style:name="T392" style:parent-style-name="Основнойшрифтабзаца" style:family="text">
      <style:text-properties fo:font-size="14pt" style:font-size-asian="14pt" fo:language="en" fo:country="US"/>
    </style:style>
    <style:style style:name="P393" style:parent-style-name="Standard" style:family="paragraph">
      <style:paragraph-properties fo:line-height="115%"/>
      <style:text-properties fo:font-size="14pt" style:font-size-asian="14pt"/>
    </style:style>
    <style:style style:name="P394" style:parent-style-name="Standard" style:family="paragraph">
      <style:paragraph-properties fo:line-height="115%"/>
    </style:style>
    <style:style style:name="T395" style:parent-style-name="Основнойшрифтабзаца" style:family="text">
      <style:text-properties fo:font-size="14pt" style:font-size-asian="14pt"/>
    </style:style>
    <style:style style:name="T3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7" style:parent-style-name="Основнойшрифтабзаца" style:family="text">
      <style:text-properties fo:font-size="14pt" style:font-size-asian="14pt"/>
    </style:style>
    <style:style style:name="T398" style:parent-style-name="Основнойшрифтабзаца" style:family="text">
      <style:text-properties fo:font-size="14pt" style:font-size-asian="14pt" fo:language="en" fo:country="US"/>
    </style:style>
    <style:style style:name="T399" style:parent-style-name="Основнойшрифтабзаца" style:family="text">
      <style:text-properties fo:font-size="14pt" style:font-size-asian="14pt"/>
    </style:style>
    <style:style style:name="P400" style:parent-style-name="Standard" style:family="paragraph">
      <style:paragraph-properties fo:text-align="center" fo:line-height="115%"/>
      <style:text-properties fo:font-size="14pt" style:font-size-asian="14pt" fo:language="en" fo:country="US"/>
    </style:style>
    <style:style style:name="P401" style:parent-style-name="Standard" style:family="paragraph">
      <style:paragraph-properties fo:text-align="center" fo:line-height="115%"/>
    </style:style>
    <style:style style:name="T402" style:parent-style-name="Основнойшрифтабзаца" style:family="text">
      <style:text-properties fo:font-size="14pt" style:font-size-asian="14pt" fo:language="en" fo:country="US"/>
    </style:style>
    <style:style style:name="T403" style:parent-style-name="Основнойшрифтабзаца" style:family="text">
      <style:text-properties fo:font-size="14pt" style:font-size-asian="14pt" fo:language="en" fo:country="US"/>
    </style:style>
    <style:style style:name="P404" style:parent-style-name="Standard" style:family="paragraph">
      <style:paragraph-properties fo:text-align="center" fo:line-height="115%"/>
      <style:text-properties fo:font-size="14pt" style:font-size-asian="14pt" fo:language="en" fo:country="US"/>
    </style:style>
    <style:style style:name="P405" style:parent-style-name="Standard" style:family="paragraph">
      <style:paragraph-properties fo:line-height="115%"/>
    </style:style>
    <style:style style:name="T406" style:parent-style-name="Основнойшрифтабзаца" style:family="text">
      <style:text-properties fo:font-size="14pt" style:font-size-asian="14pt" fo:language="en" fo:country="US"/>
    </style:style>
    <style:style style:name="T407" style:parent-style-name="Основнойшрифтабзаца" style:family="text">
      <style:text-properties fo:font-size="14pt" style:font-size-asian="14pt"/>
    </style:style>
    <style:style style:name="T4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fo:font-size="14pt" style:font-size-asian="14pt"/>
    </style:style>
    <style:style style:name="T410" style:parent-style-name="Основнойшрифтабзаца" style:family="text">
      <style:text-properties fo:font-size="14pt" style:font-size-asian="14pt" fo:language="en" fo:country="US"/>
    </style:style>
    <style:style style:name="T411" style:parent-style-name="Основнойшрифтабзаца" style:family="text">
      <style:text-properties fo:font-size="14pt" style:font-size-asian="14pt"/>
    </style:style>
    <style:style style:name="P412" style:parent-style-name="Абзацсписка" style:family="paragraph">
      <style:paragraph-properties fo:line-height="115%" fo:margin-left="0in">
        <style:tab-stops/>
      </style:paragraph-properties>
      <style:text-properties fo:font-size="14pt" style:font-size-asian="14pt"/>
    </style:style>
    <style:style style:name="P413" style:parent-style-name="Обычныйвеб" style:family="paragraph">
      <style:paragraph-properties fo:margin-top="0in" fo:margin-bottom="0in" fo:line-height="115%"/>
    </style:style>
    <style:style style:name="T414" style:parent-style-name="Основнойшрифтабзаца" style:family="text">
      <style:text-properties fo:font-size="14pt" style:font-size-asian="14pt"/>
    </style:style>
    <style:style style:name="T415" style:parent-style-name="Основнойшрифтабзаца" style:family="text">
      <style:text-properties fo:font-size="14pt" style:font-size-asian="14pt" fo:language="en" fo:country="US"/>
    </style:style>
    <style:style style:name="T416" style:parent-style-name="Основнойшрифтабзаца" style:family="text">
      <style:text-properties fo:font-size="14pt" style:font-size-asian="14pt"/>
    </style:style>
    <style:style style:name="T417" style:parent-style-name="Основнойшрифтабзаца" style:family="text">
      <style:text-properties fo:font-size="14pt" style:font-size-asian="14pt" fo:language="en" fo:country="US"/>
    </style:style>
    <style:style style:name="T418" style:parent-style-name="Основнойшрифтабзаца" style:family="text">
      <style:text-properties fo:font-size="14pt" style:font-size-asian="14pt"/>
    </style:style>
    <style:style style:name="T419" style:parent-style-name="Основнойшрифтабзаца" style:family="text">
      <style:text-properties fo:font-size="14pt" style:font-size-asian="14pt" fo:language="en" fo:country="US"/>
    </style:style>
    <style:style style:name="T420" style:parent-style-name="Основнойшрифтабзаца" style:family="text">
      <style:text-properties fo:font-size="14pt" style:font-size-asian="14pt"/>
    </style:style>
    <style:style style:name="T421" style:parent-style-name="Основнойшрифтабзаца" style:family="text">
      <style:text-properties fo:font-size="14pt" style:font-size-asian="14pt" fo:language="en" fo:country="US"/>
    </style:style>
    <style:style style:name="T422" style:parent-style-name="Основнойшрифтабзаца" style:family="text">
      <style:text-properties fo:font-size="14pt" style:font-size-asian="14pt"/>
    </style:style>
    <style:style style:name="T423" style:parent-style-name="Основнойшрифтабзаца" style:family="text">
      <style:text-properties fo:font-size="14pt" style:font-size-asian="14pt" fo:language="en" fo:country="US"/>
    </style:style>
    <style:style style:name="T424" style:parent-style-name="Основнойшрифтабзаца" style:family="text">
      <style:text-properties fo:font-size="14pt" style:font-size-asian="14pt"/>
    </style:style>
    <style:style style:name="T425" style:parent-style-name="Основнойшрифтабзаца" style:family="text">
      <style:text-properties fo:font-size="14pt" style:font-size-asian="14pt" fo:language="en" fo:country="US"/>
    </style:style>
    <style:style style:name="T426" style:parent-style-name="Основнойшрифтабзаца" style:family="text">
      <style:text-properties fo:font-size="14pt" style:font-size-asian="14pt"/>
    </style:style>
    <style:style style:name="T427" style:parent-style-name="Основнойшрифтабзаца" style:family="text">
      <style:text-properties fo:font-size="14pt" style:font-size-asian="14pt" fo:language="en" fo:country="US"/>
    </style:style>
    <style:style style:name="T428" style:parent-style-name="Основнойшрифтабзаца" style:family="text">
      <style:text-properties fo:font-size="14pt" style:font-size-asian="14pt"/>
    </style:style>
    <style:style style:name="T429" style:parent-style-name="Основнойшрифтабзаца" style:family="text">
      <style:text-properties fo:font-size="14pt" style:font-size-asian="14pt" fo:language="en" fo:country="US"/>
    </style:style>
    <style:style style:name="T430" style:parent-style-name="Основнойшрифтабзаца" style:family="text">
      <style:text-properties fo:font-size="14pt" style:font-size-asian="14pt"/>
    </style:style>
    <style:style style:name="T431" style:parent-style-name="Основнойшрифтабзаца" style:family="text">
      <style:text-properties fo:font-size="14pt" style:font-size-asian="14pt" fo:language="en" fo:country="US"/>
    </style:style>
    <style:style style:name="T432" style:parent-style-name="Основнойшрифтабзаца" style:family="text">
      <style:text-properties fo:font-size="14pt" style:font-size-asian="14pt"/>
    </style:style>
    <style:style style:name="T433" style:parent-style-name="Основнойшрифтабзаца" style:family="text">
      <style:text-properties fo:font-size="14pt" style:font-size-asian="14pt" fo:language="en" fo:country="US"/>
    </style:style>
    <style:style style:name="T434" style:parent-style-name="Основнойшрифтабзаца" style:family="text">
      <style:text-properties fo:font-size="14pt" style:font-size-asian="14pt"/>
    </style:style>
    <style:style style:name="T435" style:parent-style-name="Основнойшрифтабзаца" style:family="text">
      <style:text-properties fo:font-size="14pt" style:font-size-asian="14pt" fo:language="en" fo:country="US"/>
    </style:style>
    <style:style style:name="T436" style:parent-style-name="Основнойшрифтабзаца" style:family="text">
      <style:text-properties fo:font-size="14pt" style:font-size-asian="14pt"/>
    </style:style>
    <style:style style:name="P437" style:parent-style-name="Standard" style:family="paragraph">
      <style:text-properties fo:color="#000000" fo:font-size="14pt" style:font-size-asian="14pt"/>
    </style:style>
    <style:style style:name="TableColumn439" style:family="table-column">
      <style:table-column-properties style:column-width="0.884in" style:use-optimal-column-width="false"/>
    </style:style>
    <style:style style:name="TableColumn440" style:family="table-column">
      <style:table-column-properties style:column-width="1.6777in" style:use-optimal-column-width="false"/>
    </style:style>
    <style:style style:name="TableColumn441" style:family="table-column">
      <style:table-column-properties style:column-width="1.0798in" style:use-optimal-column-width="false"/>
    </style:style>
    <style:style style:name="TableColumn442" style:family="table-column">
      <style:table-column-properties style:column-width="1.475in" style:use-optimal-column-width="false"/>
    </style:style>
    <style:style style:name="TableColumn443" style:family="table-column">
      <style:table-column-properties style:column-width="1.55in" style:use-optimal-column-width="false"/>
    </style:style>
    <style:style style:name="Table438" style:family="table">
      <style:table-properties style:width="6.6666in" fo:margin-left="0in" table:align="center"/>
    </style:style>
    <style:style style:name="TableRow444" style:family="table-row">
      <style:table-row-properties style:min-row-height="0.1993in" style:use-optimal-row-height="false" fo:keep-together="always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TableCell451" style:family="table-cell">
      <style:table-cell-properties fo:border="0.0069in solid #000000" style:writing-mode="lr-tb" fo:padding-top="0in" fo:padding-left="0.0784in" fo:padding-bottom="0in" fo:padding-right="0.075in"/>
    </style:style>
    <style:style style:name="P452" style:parent-style-name="Текст" style:family="paragraph">
      <style:paragraph-properties fo:text-align="justify" fo:margin-bottom="0in"/>
    </style:style>
    <style:style style:name="T4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5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6" style:family="table-cell">
      <style:table-cell-properties fo:border="0.0069in solid #000000" style:writing-mode="lr-tb" fo:padding-top="0in" fo:padding-left="0.0784in" fo:padding-bottom="0in" fo:padding-right="0.075in"/>
    </style:style>
    <style:style style:name="P4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TableRow458" style:family="table-row">
      <style:table-row-properties style:min-row-height="0.1986in" style:use-optimal-row-height="false" fo:keep-together="always"/>
    </style:style>
    <style:style style:name="TableCell459" style:family="table-cell">
      <style:table-cell-properties fo:border="0.0069in solid #000000" style:writing-mode="lr-tb" fo:padding-top="0in" fo:padding-left="0.0784in" fo:padding-bottom="0in" fo:padding-right="0.075in"/>
    </style:style>
    <style:style style:name="P460" style:parent-style-name="Текст" style:family="paragraph">
      <style:paragraph-properties fo:text-align="justify" fo:margin-bottom="0in"/>
    </style:style>
    <style:style style:name="T4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3" style:family="table-cell">
      <style:table-cell-properties fo:border="0.0069in solid #000000" style:writing-mode="lr-tb" fo:padding-top="0in" fo:padding-left="0.0784in" fo:padding-bottom="0in" fo:padding-right="0.075in"/>
    </style:style>
    <style:style style:name="P46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65" style:family="table-row">
      <style:table-row-properties style:min-row-height="0.5722in" style:use-optimal-row-height="false" fo:keep-together="always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P467" style:parent-style-name="Текст" style:family="paragraph">
      <style:paragraph-properties fo:text-align="center" fo:margin-bottom="0in"/>
    </style:style>
    <style:style style:name="T4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P47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2" style:family="table-cell">
      <style:table-cell-properties fo:border="0.0069in solid #000000" style:writing-mode="lr-tb" fo:padding-top="0in" fo:padding-left="0.0784in" fo:padding-bottom="0in" fo:padding-right="0.075in"/>
    </style:style>
    <style:style style:name="P47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7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77" style:parent-style-name="Текст" style:family="paragraph">
      <style:paragraph-properties fo:text-align="justify" fo:margin-bottom="0in"/>
    </style:style>
    <style:style style:name="T4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4" style:family="table-cell">
      <style:table-cell-properties fo:border="0.0069in solid #000000" style:writing-mode="lr-tb" fo:padding-top="0in" fo:padding-left="0.0784in" fo:padding-bottom="0in" fo:padding-right="0.075in"/>
    </style:style>
    <style:style style:name="P48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8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9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49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492" style:family="table-row">
      <style:table-row-properties style:min-row-height="0.5722in" style:use-optimal-row-height="false" fo:keep-together="always"/>
    </style:style>
    <style:style style:name="TableCell493" style:family="table-cell">
      <style:table-cell-properties fo:border="0.0069in solid #000000" style:writing-mode="lr-tb" fo:padding-top="0in" fo:padding-left="0.0784in" fo:padding-bottom="0in" fo:padding-right="0.075in"/>
    </style:style>
    <style:style style:name="P49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5" style:family="table-cell">
      <style:table-cell-properties fo:border="0.0069in solid #000000" style:writing-mode="lr-tb" fo:padding-top="0in" fo:padding-left="0.0784in" fo:padding-bottom="0in" fo:padding-right="0.075in"/>
    </style:style>
    <style:style style:name="P49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7" style:family="table-cell">
      <style:table-cell-properties fo:border="0.0069in solid #000000" style:writing-mode="lr-tb" fo:padding-top="0in" fo:padding-left="0.0784in" fo:padding-bottom="0in" fo:padding-right="0.075in"/>
    </style:style>
    <style:style style:name="P49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P50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7" style:family="table-cell">
      <style:table-cell-properties fo:border="0.0069in solid #000000" style:writing-mode="lr-tb" fo:padding-top="0in" fo:padding-left="0.0784in" fo:padding-bottom="0in" fo:padding-right="0.075in"/>
    </style:style>
    <style:style style:name="P50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0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1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1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1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1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1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515" style:family="table-row">
      <style:table-row-properties style:min-row-height="0.5722in" style:use-optimal-row-height="false" fo:keep-together="always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P51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0" style:family="table-cell">
      <style:table-cell-properties fo:border="0.0069in solid #000000" style:writing-mode="lr-tb" fo:padding-top="0in" fo:padding-left="0.0784in" fo:padding-bottom="0in" fo:padding-right="0.075in"/>
    </style:style>
    <style:style style:name="P52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2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30" style:family="table-cell">
      <style:table-cell-properties fo:border="0.0069in solid #000000" style:writing-mode="lr-tb" fo:padding-top="0in" fo:padding-left="0.0784in" fo:padding-bottom="0in" fo:padding-right="0.075in"/>
    </style:style>
    <style:style style:name="P53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3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538" style:family="table-row">
      <style:table-row-properties style:min-row-height="0.5722in" style:use-optimal-row-height="false" fo:keep-together="always"/>
    </style:style>
    <style:style style:name="TableCell539" style:family="table-cell">
      <style:table-cell-properties fo:border="0.0069in solid #000000" style:writing-mode="lr-tb" fo:padding-top="0in" fo:padding-left="0.0784in" fo:padding-bottom="0in" fo:padding-right="0.075in"/>
    </style:style>
    <style:style style:name="P54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P54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43" style:family="table-cell">
      <style:table-cell-properties fo:border="0.0069in solid #000000" style:writing-mode="lr-tb" fo:padding-top="0in" fo:padding-left="0.0784in" fo:padding-bottom="0in" fo:padding-right="0.075in"/>
    </style:style>
    <style:style style:name="P54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P5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4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4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P55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5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6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561" style:family="table-row">
      <style:table-row-properties style:min-row-height="0.5722in" style:use-optimal-row-height="false" fo:keep-together="always"/>
    </style:style>
    <style:style style:name="TableCell562" style:family="table-cell">
      <style:table-cell-properties fo:border="0.0069in solid #000000" style:writing-mode="lr-tb" fo:padding-top="0in" fo:padding-left="0.0784in" fo:padding-bottom="0in" fo:padding-right="0.075in"/>
    </style:style>
    <style:style style:name="P56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4" style:family="table-cell">
      <style:table-cell-properties fo:border="0.0069in solid #000000" style:writing-mode="lr-tb" fo:padding-top="0in" fo:padding-left="0.0784in" fo:padding-bottom="0in" fo:padding-right="0.075in"/>
    </style:style>
    <style:style style:name="P56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P567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P56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P57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7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584" style:family="table-row">
      <style:table-row-properties style:min-row-height="0.4236in" style:use-optimal-row-height="false" fo:keep-together="always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P58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P58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P59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P59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59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P6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609" style:family="table-row">
      <style:table-row-properties style:min-row-height="0.1875in" style:use-optimal-row-height="false" fo:keep-together="always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P61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2" style:family="table-cell">
      <style:table-cell-properties fo:border="0.0069in solid #000000" style:writing-mode="lr-tb" fo:padding-top="0in" fo:padding-left="0.0784in" fo:padding-bottom="0in" fo:padding-right="0.075in"/>
    </style:style>
    <style:style style:name="P61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4" style:family="table-cell">
      <style:table-cell-properties fo:border="0.0069in solid #000000" style:writing-mode="lr-tb" fo:padding-top="0in" fo:padding-left="0.0784in" fo:padding-bottom="0in" fo:padding-right="0.075in"/>
    </style:style>
    <style:style style:name="P61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P61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P62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634" style:family="table-row">
      <style:table-row-properties style:min-row-height="0.4069in" style:use-optimal-row-height="false" fo:keep-together="always"/>
    </style:style>
    <style:style style:name="TableCell635" style:family="table-cell">
      <style:table-cell-properties fo:border="0.0069in solid #000000" style:writing-mode="lr-tb" fo:padding-top="0in" fo:padding-left="0.0784in" fo:padding-bottom="0in" fo:padding-right="0.075in"/>
    </style:style>
    <style:style style:name="P63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41" style:family="table-cell">
      <style:table-cell-properties fo:border="0.0069in solid #000000" style:writing-mode="lr-tb" fo:padding-top="0in" fo:padding-left="0.0784in" fo:padding-bottom="0in" fo:padding-right="0.075in"/>
    </style:style>
    <style:style style:name="P64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0" style:family="table-cell">
      <style:table-cell-properties fo:border="0.0069in solid #000000" style:writing-mode="lr-tb" fo:padding-top="0in" fo:padding-left="0.0784in" fo:padding-bottom="0in" fo:padding-right="0.075in"/>
    </style:style>
    <style:style style:name="P65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659" style:family="table-row">
      <style:table-row-properties style:min-row-height="0.2986in" style:use-optimal-row-height="false" fo:keep-together="always"/>
    </style:style>
    <style:style style:name="TableCell660" style:family="table-cell">
      <style:table-cell-properties fo:border="0.0069in solid #000000" style:writing-mode="lr-tb" fo:padding-top="0in" fo:padding-left="0.0784in" fo:padding-bottom="0in" fo:padding-right="0.075in"/>
    </style:style>
    <style:style style:name="P66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P66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P66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P66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P67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684" style:family="table-row">
      <style:table-row-properties style:min-row-height="0.5722in" style:use-optimal-row-height="false" fo:keep-together="always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P68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P69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00" style:family="table-cell">
      <style:table-cell-properties fo:border="0.0069in solid #000000" style:writing-mode="lr-tb" fo:padding-top="0in" fo:padding-left="0.0784in" fo:padding-bottom="0in" fo:padding-right="0.075in"/>
    </style:style>
    <style:style style:name="P7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709" style:family="table-row">
      <style:table-row-properties style:min-row-height="0.4236in" style:use-optimal-row-height="false" fo:keep-together="always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P71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P71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P715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P726" style:parent-style-name="Текст" style:family="paragraph">
      <style:paragraph-properties fo:text-align="justify" fo:margin-bottom="0in"/>
    </style:style>
    <style:style style:name="T7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736" style:family="table-row">
      <style:table-row-properties style:min-row-height="0.5722in" style:use-optimal-row-height="false" fo:keep-together="always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P73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9" style:family="table-cell">
      <style:table-cell-properties fo:border="0.0069in solid #000000" style:writing-mode="lr-tb" fo:padding-top="0in" fo:padding-left="0.0784in" fo:padding-bottom="0in" fo:padding-right="0.075in"/>
    </style:style>
    <style:style style:name="P740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1" style:family="table-cell">
      <style:table-cell-properties fo:border="0.0069in solid #000000" style:writing-mode="lr-tb" fo:padding-top="0in" fo:padding-left="0.0784in" fo:padding-bottom="0in" fo:padding-right="0.075in"/>
    </style:style>
    <style:style style:name="P742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3" style:family="table-cell">
      <style:table-cell-properties fo:border="0.0069in solid #000000" style:writing-mode="lr-tb" fo:padding-top="0in" fo:padding-left="0.0784in" fo:padding-bottom="0in" fo:padding-right="0.075in"/>
    </style:style>
    <style:style style:name="P744" style:parent-style-name="Текст" style:family="paragraph">
      <style:paragraph-properties fo:text-align="justify" fo:margin-bottom="0in"/>
    </style:style>
    <style:style style:name="T7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762" style:family="table-row">
      <style:table-row-properties style:min-row-height="1.2305in" style:use-optimal-row-height="false" fo:keep-together="always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P76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P76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787" style:family="table-row">
      <style:table-row-properties style:min-row-height="0.2402in" style:use-optimal-row-height="false" fo:keep-together="always"/>
    </style:style>
    <style:style style:name="TableCell788" style:family="table-cell">
      <style:table-cell-properties fo:border="0.0069in solid #000000" style:writing-mode="lr-tb" fo:padding-top="0in" fo:padding-left="0.0784in" fo:padding-bottom="0in" fo:padding-right="0.075in"/>
    </style:style>
    <style:style style:name="P78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P79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P79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12" style:family="table-row">
      <style:table-row-properties style:min-row-height="0.5722in" style:use-optimal-row-height="false" fo:keep-together="always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7" style:family="table-cell">
      <style:table-cell-properties fo:border="0.0069in solid #000000" style:writing-mode="lr-tb" fo:padding-top="0in" fo:padding-left="0.0784in" fo:padding-bottom="0in" fo:padding-right="0.075in"/>
    </style:style>
    <style:style style:name="P81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8" style:family="table-cell">
      <style:table-cell-properties fo:border="0.0069in solid #000000" style:writing-mode="lr-tb" fo:padding-top="0in" fo:padding-left="0.0784in" fo:padding-bottom="0in" fo:padding-right="0.075in"/>
    </style:style>
    <style:style style:name="P82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37" style:family="table-row">
      <style:table-row-properties style:min-row-height="0.5722in" style:use-optimal-row-height="false" fo:keep-together="always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P839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0" style:family="table-cell">
      <style:table-cell-properties fo:border="0.0069in solid #000000" style:writing-mode="lr-tb" fo:padding-top="0in" fo:padding-left="0.0784in" fo:padding-bottom="0in" fo:padding-right="0.075in"/>
    </style:style>
    <style:style style:name="P841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2" style:family="table-cell">
      <style:table-cell-properties fo:border="0.0069in solid #000000" style:writing-mode="lr-tb" fo:padding-top="0in" fo:padding-left="0.0784in" fo:padding-bottom="0in" fo:padding-right="0.075in"/>
    </style:style>
    <style:style style:name="P843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4" style:family="table-cell">
      <style:table-cell-properties fo:border="0.0069in solid #000000" style:writing-mode="lr-tb" fo:padding-top="0in" fo:padding-left="0.0784in" fo:padding-bottom="0in" fo:padding-right="0.075in"/>
    </style:style>
    <style:style style:name="P84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3" style:family="table-cell">
      <style:table-cell-properties fo:border="0.0069in solid #000000" style:writing-mode="lr-tb" fo:padding-top="0in" fo:padding-left="0.0784in" fo:padding-bottom="0in" fo:padding-right="0.075in"/>
    </style:style>
    <style:style style:name="P85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8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62" style:family="table-row">
      <style:table-row-properties style:min-row-height="0.5722in" style:use-optimal-row-height="false" fo:keep-together="always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P864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5" style:family="table-cell">
      <style:table-cell-properties fo:border="0.0069in solid #000000" style:writing-mode="lr-tb" fo:padding-top="0in" fo:padding-left="0.0784in" fo:padding-bottom="0in" fo:padding-right="0.075in"/>
    </style:style>
    <style:style style:name="P866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7" style:family="table-cell">
      <style:table-cell-properties fo:border="0.0069in solid #000000" style:writing-mode="lr-tb" fo:padding-top="0in" fo:padding-left="0.0784in" fo:padding-bottom="0in" fo:padding-right="0.075in"/>
    </style:style>
    <style:style style:name="P868" style:parent-style-name="Текст" style:family="paragraph">
      <style:paragraph-properties fo:text-align="center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P87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P87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0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2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4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6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7" style:parent-style-name="Текст" style:family="paragraph">
      <style:paragraph-properties fo:margin-top="0.0833in" fo:margin-bottom="0in"/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888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/>
    </style:style>
    <style:style style:name="P889" style:parent-style-name="Standard" style:family="paragraph">
      <style:paragraph-properties fo:text-align="justify" fo:line-height="115%" fo:text-indent="0.4923in"/>
    </style:style>
    <style:style style:name="T890" style:parent-style-name="Основнойшрифтабзаца" style:family="text">
      <style:text-properties fo:font-size="14pt" style:font-size-asian="14pt"/>
    </style:style>
    <style:style style:name="P891" style:parent-style-name="Standard" style:family="paragraph">
      <style:paragraph-properties fo:margin-bottom="0.1111in" fo:line-height="105%"/>
      <style:text-properties fo:font-size="14pt" style:font-size-asian="14pt"/>
    </style:style>
    <style:style style:name="P892" style:parent-style-name="Standard" style:family="paragraph">
      <style:paragraph-properties fo:break-before="page" fo:text-align="justify" fo:line-height="150%" fo:text-indent="0.4923in"/>
    </style:style>
    <style:style style:name="P89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/>
    </style:style>
    <style:style style:name="P894" style:parent-style-name="Standard" style:family="paragraph">
      <style:paragraph-properties fo:text-align="justify" fo:line-height="115%" fo:text-indent="0.4923in"/>
    </style:style>
    <style:style style:name="T895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896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897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89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899" style:parent-style-name="Standard" style:family="paragraph">
      <style:paragraph-properties fo:text-align="justify" fo:line-height="115%" fo:text-indent="0.4923in"/>
      <style:text-properties fo:font-weight="bold" style:font-weight-asian="bold" fo:font-style="italic" style:font-style-asian="italic" fo:font-size="14pt" style:font-size-asian="14pt"/>
    </style:style>
    <style:style style:name="P900" style:parent-style-name="Standard" style:family="paragraph">
      <style:paragraph-properties fo:text-align="justify" fo:line-height="115%" fo:text-indent="0.4923in"/>
    </style:style>
    <style:style style:name="P901" style:parent-style-name="Standard" style:family="paragraph">
      <style:paragraph-properties fo:text-align="justify" fo:line-height="115%" fo:text-indent="0.4923in"/>
    </style:style>
    <style:style style:name="T90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04" style:parent-style-name="Основнойшрифтабзаца" style:family="text">
      <style:text-properties style:font-name="Courier New" style:font-name-complex="Courier New" fo:language="en" fo:country="US"/>
    </style:style>
    <style:style style:name="T905" style:parent-style-name="Основнойшрифтабзаца" style:family="text">
      <style:text-properties style:font-name="Courier New" style:font-name-complex="Courier New"/>
    </style:style>
    <style:style style:name="P906" style:parent-style-name="Standard" style:family="paragraph">
      <style:paragraph-properties fo:text-align="justify" fo:line-height="115%" fo:text-indent="0.4923in"/>
    </style:style>
    <style:style style:name="T907" style:parent-style-name="Основнойшрифтабзаца" style:family="text">
      <style:text-properties style:font-name="Courier New" style:font-name-complex="Courier New"/>
    </style:style>
    <style:style style:name="T908" style:parent-style-name="Основнойшрифтабзаца" style:family="text">
      <style:text-properties style:font-name="Courier New" style:font-name-complex="Courier New" fo:language="en" fo:country="US"/>
    </style:style>
    <style:style style:name="T909" style:parent-style-name="Основнойшрифтабзаца" style:family="text">
      <style:text-properties style:font-name="Courier New" style:font-name-complex="Courier New"/>
    </style:style>
    <style:style style:name="T910" style:parent-style-name="Основнойшрифтабзаца" style:family="text">
      <style:text-properties style:font-name="Courier New" style:font-name-complex="Courier New" fo:language="en" fo:country="US"/>
    </style:style>
    <style:style style:name="T911" style:parent-style-name="Основнойшрифтабзаца" style:family="text">
      <style:text-properties style:font-name="Courier New" style:font-name-complex="Courier New"/>
    </style:style>
    <style:style style:name="T912" style:parent-style-name="Основнойшрифтабзаца" style:family="text">
      <style:text-properties style:font-name="Courier New" style:font-name-complex="Courier New" fo:language="en" fo:country="US"/>
    </style:style>
    <style:style style:name="T913" style:parent-style-name="Основнойшрифтабзаца" style:family="text">
      <style:text-properties style:font-name="Courier New" style:font-name-complex="Courier New"/>
    </style:style>
    <style:style style:name="P914" style:parent-style-name="Standard" style:family="paragraph">
      <style:paragraph-properties fo:text-align="justify" fo:line-height="115%" fo:text-indent="0.4923in"/>
    </style:style>
    <style:style style:name="T915" style:parent-style-name="Основнойшрифтабзаца" style:family="text">
      <style:text-properties style:font-name="Courier New" style:font-name-complex="Courier New"/>
    </style:style>
    <style:style style:name="T916" style:parent-style-name="Основнойшрифтабзаца" style:family="text">
      <style:text-properties style:font-name="Courier New" style:font-name-complex="Courier New" fo:language="en" fo:country="US"/>
    </style:style>
    <style:style style:name="T917" style:parent-style-name="Основнойшрифтабзаца" style:family="text">
      <style:text-properties style:font-name="Courier New" style:font-name-complex="Courier New"/>
    </style:style>
    <style:style style:name="T918" style:parent-style-name="Основнойшрифтабзаца" style:family="text">
      <style:text-properties style:font-name="Courier New" style:font-name-complex="Courier New" fo:language="en" fo:country="US"/>
    </style:style>
    <style:style style:name="T919" style:parent-style-name="Основнойшрифтабзаца" style:family="text">
      <style:text-properties style:font-name="Courier New" style:font-name-complex="Courier New"/>
    </style:style>
    <style:style style:name="P920" style:parent-style-name="Standard" style:family="paragraph">
      <style:paragraph-properties fo:text-align="justify" fo:line-height="115%" fo:text-indent="0.4923in"/>
    </style:style>
    <style:style style:name="T921" style:parent-style-name="Основнойшрифтабзаца" style:family="text">
      <style:text-properties style:font-name="Courier New" style:font-name-complex="Courier New"/>
    </style:style>
    <style:style style:name="T922" style:parent-style-name="Основнойшрифтабзаца" style:family="text">
      <style:text-properties style:font-name="Courier New" style:font-name-complex="Courier New" fo:language="en" fo:country="US"/>
    </style:style>
    <style:style style:name="T923" style:parent-style-name="Основнойшрифтабзаца" style:family="text">
      <style:text-properties style:font-name="Courier New" style:font-name-complex="Courier New"/>
    </style:style>
    <style:style style:name="P924" style:parent-style-name="Standard" style:family="paragraph">
      <style:paragraph-properties fo:text-align="justify" fo:line-height="115%" fo:text-indent="0.4923in"/>
    </style:style>
    <style:style style:name="T925" style:parent-style-name="Основнойшрифтабзаца" style:family="text">
      <style:text-properties style:font-name="Courier New" style:font-name-complex="Courier New" fo:language="en" fo:country="US"/>
    </style:style>
    <style:style style:name="T926" style:parent-style-name="Основнойшрифтабзаца" style:family="text">
      <style:text-properties style:font-name="Courier New" style:font-name-complex="Courier New"/>
    </style:style>
    <style:style style:name="T927" style:parent-style-name="Основнойшрифтабзаца" style:family="text">
      <style:text-properties style:font-name="Courier New" style:font-name-complex="Courier New" fo:language="en" fo:country="US"/>
    </style:style>
    <style:style style:name="T928" style:parent-style-name="Основнойшрифтабзаца" style:family="text">
      <style:text-properties style:font-name="Courier New" style:font-name-complex="Courier New"/>
    </style:style>
    <style:style style:name="T929" style:parent-style-name="Основнойшрифтабзаца" style:family="text">
      <style:text-properties style:font-name="Courier New" style:font-name-complex="Courier New" fo:language="en" fo:country="US"/>
    </style:style>
    <style:style style:name="T930" style:parent-style-name="Основнойшрифтабзаца" style:family="text">
      <style:text-properties style:font-name="Courier New" style:font-name-complex="Courier New"/>
    </style:style>
    <style:style style:name="P931" style:parent-style-name="Standard" style:family="paragraph">
      <style:paragraph-properties fo:text-align="justify" fo:line-height="115%" fo:text-indent="0.4923in"/>
    </style:style>
    <style:style style:name="T932" style:parent-style-name="Основнойшрифтабзаца" style:family="text">
      <style:text-properties style:font-name="Courier New" style:font-name-complex="Courier New" fo:language="en" fo:country="US"/>
    </style:style>
    <style:style style:name="T933" style:parent-style-name="Основнойшрифтабзаца" style:family="text">
      <style:text-properties style:font-name="Courier New" style:font-name-complex="Courier New" fo:language="en" fo:country="US"/>
    </style:style>
    <style:style style:name="T934" style:parent-style-name="Основнойшрифтабзаца" style:family="text">
      <style:text-properties style:font-name="Courier New" style:font-name-complex="Courier New" fo:language="en" fo:country="US"/>
    </style:style>
    <style:style style:name="T935" style:parent-style-name="Основнойшрифтабзаца" style:family="text">
      <style:text-properties style:font-name="Courier New" style:font-name-complex="Courier New" fo:language="en" fo:country="US"/>
    </style:style>
    <style:style style:name="T936" style:parent-style-name="Основнойшрифтабзаца" style:family="text">
      <style:text-properties style:font-name="Courier New" style:font-name-complex="Courier New" fo:language="en" fo:country="US"/>
    </style:style>
    <style:style style:name="P937" style:parent-style-name="Standard" style:family="paragraph">
      <style:paragraph-properties fo:text-align="justify" fo:line-height="115%" fo:text-indent="0.4923in"/>
    </style:style>
    <style:style style:name="T938" style:parent-style-name="Основнойшрифтабзаца" style:family="text">
      <style:text-properties style:font-name="Courier New" style:font-name-complex="Courier New" fo:language="en" fo:country="US"/>
    </style:style>
    <style:style style:name="T939" style:parent-style-name="Основнойшрифтабзаца" style:family="text">
      <style:text-properties style:font-name="Courier New" style:font-name-complex="Courier New"/>
    </style:style>
    <style:style style:name="T940" style:parent-style-name="Основнойшрифтабзаца" style:family="text">
      <style:text-properties style:font-name="Courier New" style:font-name-complex="Courier New" fo:language="en" fo:country="US"/>
    </style:style>
    <style:style style:name="T941" style:parent-style-name="Основнойшрифтабзаца" style:family="text">
      <style:text-properties style:font-name="Courier New" style:font-name-complex="Courier New"/>
    </style:style>
    <style:style style:name="P942" style:parent-style-name="Standard" style:family="paragraph">
      <style:paragraph-properties fo:text-align="justify" fo:line-height="115%" fo:text-indent="0.4923in"/>
    </style:style>
    <style:style style:name="T943" style:parent-style-name="Основнойшрифтабзаца" style:family="text">
      <style:text-properties style:font-name="Courier New" style:font-name-complex="Courier New"/>
    </style:style>
    <style:style style:name="T944" style:parent-style-name="Основнойшрифтабзаца" style:family="text">
      <style:text-properties style:font-name="Courier New" style:font-name-complex="Courier New" fo:language="en" fo:country="US"/>
    </style:style>
    <style:style style:name="T945" style:parent-style-name="Основнойшрифтабзаца" style:family="text">
      <style:text-properties style:font-name="Courier New" style:font-name-complex="Courier New"/>
    </style:style>
    <style:style style:name="T946" style:parent-style-name="Основнойшрифтабзаца" style:family="text">
      <style:text-properties style:font-name="Courier New" style:font-name-complex="Courier New" fo:language="en" fo:country="US"/>
    </style:style>
    <style:style style:name="T947" style:parent-style-name="Основнойшрифтабзаца" style:family="text">
      <style:text-properties style:font-name="Courier New" style:font-name-complex="Courier New"/>
    </style:style>
    <style:style style:name="T948" style:parent-style-name="Основнойшрифтабзаца" style:family="text">
      <style:text-properties style:font-name="Courier New" style:font-name-complex="Courier New" fo:language="en" fo:country="US"/>
    </style:style>
    <style:style style:name="T949" style:parent-style-name="Основнойшрифтабзаца" style:family="text">
      <style:text-properties style:font-name="Courier New" style:font-name-complex="Courier New"/>
    </style:style>
    <style:style style:name="T950" style:parent-style-name="Основнойшрифтабзаца" style:family="text">
      <style:text-properties style:font-name="Courier New" style:font-name-complex="Courier New" fo:language="en" fo:country="US"/>
    </style:style>
    <style:style style:name="T951" style:parent-style-name="Основнойшрифтабзаца" style:family="text">
      <style:text-properties style:font-name="Courier New" style:font-name-complex="Courier New"/>
    </style:style>
    <style:style style:name="P952" style:parent-style-name="Standard" style:family="paragraph">
      <style:paragraph-properties fo:text-align="justify" fo:line-height="115%" fo:text-indent="0.4923in"/>
    </style:style>
    <style:style style:name="T953" style:parent-style-name="Основнойшрифтабзаца" style:family="text">
      <style:text-properties style:font-name="Courier New" style:font-name-complex="Courier New"/>
    </style:style>
    <style:style style:name="T954" style:parent-style-name="Основнойшрифтабзаца" style:family="text">
      <style:text-properties style:font-name="Courier New" style:font-name-complex="Courier New" fo:language="en" fo:country="US"/>
    </style:style>
    <style:style style:name="T955" style:parent-style-name="Основнойшрифтабзаца" style:family="text">
      <style:text-properties style:font-name="Courier New" style:font-name-complex="Courier New"/>
    </style:style>
    <style:style style:name="T956" style:parent-style-name="Основнойшрифтабзаца" style:family="text">
      <style:text-properties style:font-name="Courier New" style:font-name-complex="Courier New" fo:language="en" fo:country="US"/>
    </style:style>
    <style:style style:name="T957" style:parent-style-name="Основнойшрифтабзаца" style:family="text">
      <style:text-properties style:font-name="Courier New" style:font-name-complex="Courier New"/>
    </style:style>
    <style:style style:name="T958" style:parent-style-name="Основнойшрифтабзаца" style:family="text">
      <style:text-properties style:font-name="Courier New" style:font-name-complex="Courier New" fo:language="en" fo:country="US"/>
    </style:style>
    <style:style style:name="T959" style:parent-style-name="Основнойшрифтабзаца" style:family="text">
      <style:text-properties style:font-name="Courier New" style:font-name-complex="Courier New"/>
    </style:style>
    <style:style style:name="P960" style:parent-style-name="Standard" style:family="paragraph">
      <style:paragraph-properties fo:text-align="justify" fo:line-height="115%" fo:text-indent="0.4923in"/>
    </style:style>
    <style:style style:name="T961" style:parent-style-name="Основнойшрифтабзаца" style:family="text">
      <style:text-properties style:font-name="Courier New" style:font-name-complex="Courier New"/>
    </style:style>
    <style:style style:name="T962" style:parent-style-name="Основнойшрифтабзаца" style:family="text">
      <style:text-properties style:font-name="Courier New" style:font-name-complex="Courier New" fo:language="en" fo:country="US"/>
    </style:style>
    <style:style style:name="T963" style:parent-style-name="Основнойшрифтабзаца" style:family="text">
      <style:text-properties style:font-name="Courier New" style:font-name-complex="Courier New"/>
    </style:style>
    <style:style style:name="T964" style:parent-style-name="Основнойшрифтабзаца" style:family="text">
      <style:text-properties style:font-name="Courier New" style:font-name-complex="Courier New" fo:language="en" fo:country="US"/>
    </style:style>
    <style:style style:name="T965" style:parent-style-name="Основнойшрифтабзаца" style:family="text">
      <style:text-properties style:font-name="Courier New" style:font-name-complex="Courier New"/>
    </style:style>
    <style:style style:name="T966" style:parent-style-name="Основнойшрифтабзаца" style:family="text">
      <style:text-properties style:font-name="Courier New" style:font-name-complex="Courier New" fo:language="en" fo:country="US"/>
    </style:style>
    <style:style style:name="T967" style:parent-style-name="Основнойшрифтабзаца" style:family="text">
      <style:text-properties style:font-name="Courier New" style:font-name-complex="Courier New"/>
    </style:style>
    <style:style style:name="T968" style:parent-style-name="Основнойшрифтабзаца" style:family="text">
      <style:text-properties style:font-name="Courier New" style:font-name-complex="Courier New" fo:language="en" fo:country="US"/>
    </style:style>
    <style:style style:name="T969" style:parent-style-name="Основнойшрифтабзаца" style:family="text">
      <style:text-properties style:font-name="Courier New" style:font-name-complex="Courier New"/>
    </style:style>
    <style:style style:name="T970" style:parent-style-name="Основнойшрифтабзаца" style:family="text">
      <style:text-properties style:font-name="Courier New" style:font-name-complex="Courier New" fo:language="en" fo:country="US"/>
    </style:style>
    <style:style style:name="T971" style:parent-style-name="Основнойшрифтабзаца" style:family="text">
      <style:text-properties style:font-name="Courier New" style:font-name-complex="Courier New"/>
    </style:style>
    <style:style style:name="P972" style:parent-style-name="Standard" style:family="paragraph">
      <style:paragraph-properties fo:text-align="justify" fo:line-height="115%" fo:text-indent="0.4923in"/>
    </style:style>
    <style:style style:name="T973" style:parent-style-name="Основнойшрифтабзаца" style:family="text">
      <style:text-properties style:font-name="Courier New" style:font-name-complex="Courier New"/>
    </style:style>
    <style:style style:name="P974" style:parent-style-name="Standard" style:family="paragraph">
      <style:paragraph-properties fo:text-align="justify" fo:line-height="115%" fo:text-indent="0.4923in"/>
    </style:style>
    <style:style style:name="T975" style:parent-style-name="Основнойшрифтабзаца" style:family="text">
      <style:text-properties style:font-name="Courier New" style:font-name-complex="Courier New" fo:language="en" fo:country="US"/>
    </style:style>
    <style:style style:name="T976" style:parent-style-name="Основнойшрифтабзаца" style:family="text">
      <style:text-properties style:font-name="Courier New" style:font-name-complex="Courier New"/>
    </style:style>
    <style:style style:name="P977" style:parent-style-name="Standard" style:family="paragraph">
      <style:paragraph-properties fo:text-align="justify" fo:line-height="115%" fo:text-indent="0.4923in"/>
    </style:style>
    <style:style style:name="T978" style:parent-style-name="Основнойшрифтабзаца" style:family="text">
      <style:text-properties style:font-name="Courier New" style:font-name-complex="Courier New"/>
    </style:style>
    <style:style style:name="T979" style:parent-style-name="Основнойшрифтабзаца" style:family="text">
      <style:text-properties style:font-name="Courier New" style:font-name-complex="Courier New" fo:language="en" fo:country="US"/>
    </style:style>
    <style:style style:name="T980" style:parent-style-name="Основнойшрифтабзаца" style:family="text">
      <style:text-properties style:font-name="Courier New" style:font-name-complex="Courier New"/>
    </style:style>
    <style:style style:name="T981" style:parent-style-name="Основнойшрифтабзаца" style:family="text">
      <style:text-properties style:font-name="Courier New" style:font-name-complex="Courier New" fo:language="en" fo:country="US"/>
    </style:style>
    <style:style style:name="T982" style:parent-style-name="Основнойшрифтабзаца" style:family="text">
      <style:text-properties style:font-name="Courier New" style:font-name-complex="Courier New"/>
    </style:style>
    <style:style style:name="P983" style:parent-style-name="Standard" style:family="paragraph">
      <style:paragraph-properties fo:text-align="justify" fo:line-height="115%" fo:text-indent="0.4923in"/>
    </style:style>
    <style:style style:name="T984" style:parent-style-name="Основнойшрифтабзаца" style:family="text">
      <style:text-properties style:font-name="Courier New" style:font-name-complex="Courier New"/>
    </style:style>
    <style:style style:name="T985" style:parent-style-name="Основнойшрифтабзаца" style:family="text">
      <style:text-properties style:font-name="Courier New" style:font-name-complex="Courier New" fo:language="en" fo:country="US"/>
    </style:style>
    <style:style style:name="T986" style:parent-style-name="Основнойшрифтабзаца" style:family="text">
      <style:text-properties style:font-name="Courier New" style:font-name-complex="Courier New"/>
    </style:style>
    <style:style style:name="T987" style:parent-style-name="Основнойшрифтабзаца" style:family="text">
      <style:text-properties style:font-name="Courier New" style:font-name-complex="Courier New" fo:language="en" fo:country="US"/>
    </style:style>
    <style:style style:name="T988" style:parent-style-name="Основнойшрифтабзаца" style:family="text">
      <style:text-properties style:font-name="Courier New" style:font-name-complex="Courier New"/>
    </style:style>
    <style:style style:name="P989" style:parent-style-name="Standard" style:family="paragraph">
      <style:paragraph-properties fo:text-align="justify" fo:line-height="115%" fo:text-indent="0.4923in"/>
    </style:style>
    <style:style style:name="T990" style:parent-style-name="Основнойшрифтабзаца" style:family="text">
      <style:text-properties style:font-name="Courier New" style:font-name-complex="Courier New"/>
    </style:style>
    <style:style style:name="T991" style:parent-style-name="Основнойшрифтабзаца" style:family="text">
      <style:text-properties style:font-name="Courier New" style:font-name-complex="Courier New" fo:language="en" fo:country="US"/>
    </style:style>
    <style:style style:name="T992" style:parent-style-name="Основнойшрифтабзаца" style:family="text">
      <style:text-properties style:font-name="Courier New" style:font-name-complex="Courier New"/>
    </style:style>
    <style:style style:name="T993" style:parent-style-name="Основнойшрифтабзаца" style:family="text">
      <style:text-properties style:font-name="Courier New" style:font-name-complex="Courier New" fo:language="en" fo:country="US"/>
    </style:style>
    <style:style style:name="T994" style:parent-style-name="Основнойшрифтабзаца" style:family="text">
      <style:text-properties style:font-name="Courier New" style:font-name-complex="Courier New"/>
    </style:style>
    <style:style style:name="T995" style:parent-style-name="Основнойшрифтабзаца" style:family="text">
      <style:text-properties style:font-name="Courier New" style:font-name-complex="Courier New" fo:language="en" fo:country="US"/>
    </style:style>
    <style:style style:name="T996" style:parent-style-name="Основнойшрифтабзаца" style:family="text">
      <style:text-properties style:font-name="Courier New" style:font-name-complex="Courier New"/>
    </style:style>
    <style:style style:name="P997" style:parent-style-name="Standard" style:family="paragraph">
      <style:paragraph-properties fo:text-align="justify" fo:line-height="115%" fo:text-indent="0.4923in"/>
    </style:style>
    <style:style style:name="T998" style:parent-style-name="Основнойшрифтабзаца" style:family="text">
      <style:text-properties style:font-name="Courier New" style:font-name-complex="Courier New"/>
    </style:style>
    <style:style style:name="T999" style:parent-style-name="Основнойшрифтабзаца" style:family="text">
      <style:text-properties style:font-name="Courier New" style:font-name-complex="Courier New" fo:language="en" fo:country="US"/>
    </style:style>
    <style:style style:name="T1000" style:parent-style-name="Основнойшрифтабзаца" style:family="text">
      <style:text-properties style:font-name="Courier New" style:font-name-complex="Courier New"/>
    </style:style>
    <style:style style:name="T1001" style:parent-style-name="Основнойшрифтабзаца" style:family="text">
      <style:text-properties style:font-name="Courier New" style:font-name-complex="Courier New" fo:language="en" fo:country="US"/>
    </style:style>
    <style:style style:name="T1002" style:parent-style-name="Основнойшрифтабзаца" style:family="text">
      <style:text-properties style:font-name="Courier New" style:font-name-complex="Courier New"/>
    </style:style>
    <style:style style:name="P1003" style:parent-style-name="Standard" style:family="paragraph">
      <style:paragraph-properties fo:text-align="justify" fo:line-height="115%" fo:text-indent="0.4923in"/>
    </style:style>
    <style:style style:name="T1004" style:parent-style-name="Основнойшрифтабзаца" style:family="text">
      <style:text-properties style:font-name="Courier New" style:font-name-complex="Courier New"/>
    </style:style>
    <style:style style:name="T1005" style:parent-style-name="Основнойшрифтабзаца" style:family="text">
      <style:text-properties style:font-name="Courier New" style:font-name-complex="Courier New" fo:language="en" fo:country="US"/>
    </style:style>
    <style:style style:name="P1006" style:parent-style-name="Standard" style:family="paragraph">
      <style:paragraph-properties fo:text-align="justify" fo:line-height="115%" fo:text-indent="0.4923in"/>
      <style:text-properties style:font-name="Courier New" style:font-name-complex="Courier New" fo:font-size="11pt" style:font-size-asian="11pt" style:font-size-complex="11pt" fo:language="en" fo:country="US"/>
    </style:style>
    <style:style style:name="P1007" style:parent-style-name="Standard" style:family="paragraph">
      <style:paragraph-properties fo:text-align="justify" fo:line-height="115%" fo:text-indent="0.5118in"/>
      <style:text-properties style:font-name="Courier New" style:font-name-complex="Courier New"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P1008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10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101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101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101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101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P1014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15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16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17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18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19" style:parent-style-name="Standard" style:family="paragraph">
      <style:paragraph-properties fo:text-align="justify" fo:line-height="115%" fo:text-indent="0.4923in"/>
    </style:style>
    <style:style style:name="T1020" style:parent-style-name="Основнойшрифтабзаца" style:family="text">
      <style:text-properties style:font-name="Courier New" style:font-name-complex="Courier New" fo:language="en" fo:country="US"/>
    </style:style>
    <style:style style:name="P1021" style:parent-style-name="Standard" style:family="paragraph">
      <style:paragraph-properties fo:text-align="justify" fo:line-height="115%" fo:text-indent="0.4923in"/>
    </style:style>
    <style:style style:name="T1022" style:parent-style-name="Основнойшрифтабзаца" style:family="text">
      <style:text-properties style:font-name="Courier New" style:font-name-complex="Courier New" fo:language="en" fo:country="US"/>
    </style:style>
    <style:style style:name="T1023" style:parent-style-name="Основнойшрифтабзаца" style:family="text">
      <style:text-properties style:font-name="Courier New" style:font-name-complex="Courier New" fo:language="en" fo:country="US"/>
    </style:style>
    <style:style style:name="T1024" style:parent-style-name="Основнойшрифтабзаца" style:family="text">
      <style:text-properties style:font-name="Courier New" style:font-name-complex="Courier New" fo:language="en" fo:country="US"/>
    </style:style>
    <style:style style:name="P1025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26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27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28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29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30" style:parent-style-name="Standard" style:family="paragraph">
      <style:paragraph-properties fo:text-align="justify" fo:line-height="115%" fo:text-indent="0.4923in"/>
    </style:style>
    <style:style style:name="T1031" style:parent-style-name="Основнойшрифтабзаца" style:family="text">
      <style:text-properties style:font-name="Courier New" style:font-name-complex="Courier New" fo:language="en" fo:country="US"/>
    </style:style>
    <style:style style:name="P1032" style:parent-style-name="Standard" style:family="paragraph">
      <style:paragraph-properties fo:text-align="justify" fo:line-height="115%" fo:text-indent="0.4923in"/>
    </style:style>
    <style:style style:name="T1033" style:parent-style-name="Основнойшрифтабзаца" style:family="text">
      <style:text-properties style:font-name="Courier New" style:font-name-complex="Courier New" fo:language="en" fo:country="US"/>
    </style:style>
    <style:style style:name="P1034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35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36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37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38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39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0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1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2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3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4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5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6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7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8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49" style:parent-style-name="Standard" style:family="paragraph">
      <style:paragraph-properties fo:text-align="justify" fo:line-height="115%" fo:text-indent="0.4923in"/>
      <style:text-properties style:font-name="Courier New" style:font-name-complex="Courier New" fo:language="en" fo:country="US"/>
    </style:style>
    <style:style style:name="P1050" style:parent-style-name="Абзацсписка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</text:span><text:span text:style-name="T17"><text:s/></text:span><text:span text:style-name="T18">№1</text:span></text:p>
      <text:p text:style-name="P19">по дисциплине «Организация ЭВМ и систем»</text:p>
      <text:h text:style-name="Заголовок1" text:outline-level="1"><text:span text:style-name="Названиекниги">Тема:<text:s/></text:span><text:span text:style-name="T20">Трансляции, отладка и выполнение программ на языке Ассемблера.</text:span></text:h>
      <text:p text:style-name="P21"/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Студент гр. 9382</text:p>
          </table:table-cell>
          <table:table-cell table:style-name="TableCell35">
            <text:p text:style-name="P36"/>
          </table:table-cell>
          <table:table-cell table:style-name="TableCell37">
            <text:p text:style-name="P38">Рыжих Р.В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Ефремов М.А.</text:p>
          </table:table-cell>
        </table:table-row>
      </table:table>
      <text:p text:style-name="P46"/>
      <text:p text:style-name="P47"/>
      <text:p text:style-name="P48">Санкт-Петербург</text:p>
      <text:p text:style-name="P49"><text:span text:style-name="T50">2020</text:span></text:p>
      <text:soft-page-break/>
      <text:p text:style-name="P51">Цель работы.</text:p>
      <text:p text:style-name="P52"><text:span text:style-name="T53">Изучить основные принципы трансляции, отладки и выполнения программ на языке Ассемблера.</text:span></text:p>
      <text:p text:style-name="P54">Ход работы.</text:p>
      <text:p text:style-name="P55">Часть 1.</text:p>
      <text:p text:style-name="P56"><text:span text:style-name="T57"><text:tab/>1. Загружены файлы<text:s/></text:span><text:span text:style-name="T58">HELLO</text:span><text:span text:style-name="T59">1.asm,<text:s/></text:span><text:span text:style-name="T60">HELLO</text:span><text:span text:style-name="T61">2.</text:span><text:span text:style-name="T62">asm</text:span><text:span text:style-name="T63">,<text:s/></text:span><text:span text:style-name="T64">MASM</text:span><text:span text:style-name="T65">.</text:span><text:span text:style-name="T66">exe</text:span><text:span text:style-name="T67">,<text:s/></text:span><text:span text:style-name="T68">LINK</text:span><text:span text:style-name="T69">.</text:span><text:span text:style-name="T70">exe</text:span><text:span text:style-name="T71">,<text:s/></text:span><text:span text:style-name="T72">AFDPRO</text:span><text:span text:style-name="T73">.</text:span><text:span text:style-name="T74">exe</text:span><text:span text:style-name="T75"><text:s/>в каталог <text:s/></text:span><text:span text:style-name="T76">C</text:span><text:span text:style-name="T77">:\</text:span><text:span text:style-name="T78">Users</text:span><text:span text:style-name="T79">\79215\</text:span><text:span text:style-name="T80">Desktop</text:span><text:span text:style-name="T81">\</text:span><text:span text:style-name="T82">Programming</text:span><text:span text:style-name="T83">\</text:span><text:span text:style-name="T84">Prog</text:span><text:span text:style-name="T85">_2</text:span><text:span text:style-name="T86">course</text:span><text:span text:style-name="T87">\</text:span><text:span text:style-name="T88">ORGEVM</text:span><text:span text:style-name="T89">\</text:span><text:span text:style-name="T90">Lab</text:span><text:span text:style-name="T91">1_</text:span><text:span text:style-name="T92">ORGEVM</text:span><text:span text:style-name="T93">\</text:span><text:span text:style-name="T94">comp</text:span><text:span text:style-name="T95">_</text:span><text:span text:style-name="T96">arch</text:span><text:span text:style-name="T97">\</text:span><text:span text:style-name="T98">labs</text:span><text:span text:style-name="T99">\</text:span><text:span text:style-name="T100">tools</text:span><text:span text:style-name="T101">.</text:span></text:p>
      <text:p text:style-name="P102"/>
      <text:p text:style-name="P103"><text:span text:style-name="T104"><text:tab/>2. Запущена программа DOSBox, смонтирован виртуальный диск С: в каталоге при помощи mount<text:s/></text:span><text:span text:style-name="T105">C</text:span><text:span text:style-name="T106"><text:s/></text:span><text:span text:style-name="T107">C</text:span><text:span text:style-name="T108">:\</text:span><text:span text:style-name="T109">Users</text:span><text:span text:style-name="T110">\79215\</text:span><text:span text:style-name="T111">Desktop</text:span><text:span text:style-name="T112">\</text:span><text:span text:style-name="T113">Programming</text:span><text:span text:style-name="T114">\</text:span><text:span text:style-name="T115">Prog</text:span><text:span text:style-name="T116">_2</text:span><text:span text:style-name="T117">course</text:span><text:span text:style-name="T118">\</text:span><text:span text:style-name="T119">ORGEVM</text:span><text:span text:style-name="T120">\</text:span><text:span text:style-name="T121">Lab</text:span><text:span text:style-name="T122">1_</text:span><text:span text:style-name="T123">ORGEVM</text:span><text:span text:style-name="T124">\</text:span><text:span text:style-name="T125">comp</text:span><text:span text:style-name="T126">_</text:span><text:span text:style-name="T127">arch</text:span><text:span text:style-name="T128">\</text:span><text:span text:style-name="T129">labs</text:span><text:span text:style-name="T130">\</text:span><text:span text:style-name="T131">tools</text:span><text:span text:style-name="T132">.</text:span></text:p>
      <text:p text:style-name="P133"/>
      <text:p text:style-name="P134"><text:span text:style-name="T135"><text:tab/>3. Просмотрена программа в режиме редактирования, изучена структура и реализация каждого сегмента программы. Строка-приветствие преобразована в соответствии с личными данными.</text:span></text:p>
      <text:p text:style-name="P136"/>
      <text:p text:style-name="P137"><text:span text:style-name="T138"><text:tab/>4. В DOS осуществлен переход на виртуальный диск при помощи команды С:</text:span></text:p>
      <text:p text:style-name="P139"/>
      <text:p text:style-name="P140"><text:tab/>5. Протранслирована программа с помощью строки:</text:p>
      <text:p text:style-name="P141"><text:span text:style-name="T142">&gt; MASM<text:s/></text:span><text:span text:style-name="T143">HELLO</text:span><text:span text:style-name="T144">1.asm</text:span></text:p>
      <text:p text:style-name="P145"><text:span text:style-name="T146"><text:tab/>По ходу трансляции создается объектный файл<text:s/></text:span><text:span text:style-name="T147">HELLO</text:span><text:span text:style-name="T148">1.obj. Во время её выполнения ошибок не было обнаружено.</text:span></text:p>
      <text:p text:style-name="P149"/>
      <text:p text:style-name="P150"><text:span text:style-name="T151"><text:tab/>6. Скомпонован загрузочный модуль H</text:span><text:span text:style-name="T152">ELLO</text:span><text:span text:style-name="T153">1.exe с помощью строки:</text:span></text:p>
      <text:p text:style-name="P154"><text:span text:style-name="T155">&gt; LINK<text:s/></text:span><text:span text:style-name="T156">HELLO</text:span><text:span text:style-name="T157">1.obj</text:span></text:p>
      <text:p text:style-name="P158"><text:span text:style-name="T159">В результате работы линковщика создается загрузочный модуль<text:s/></text:span><text:span text:style-name="T160">HELLO</text:span><text:span text:style-name="T161">1.exe.</text:span></text:p>
      <text:p text:style-name="P162"/>
      <text:p text:style-name="P163"><text:tab/>7. Запущена программа в автоматическом режиме путем набора строки:</text:p>
      <text:p text:style-name="P164"><text:span text:style-name="T165">&gt;<text:s/></text:span><text:span text:style-name="T166">HELLO</text:span><text:span text:style-name="T167">1.exe</text:span></text:p>
      <text:p text:style-name="P168"/>
      <text:p text:style-name="P169"><text:span text:style-name="T170"><text:tab/></text:span><text:span text:style-name="T171">8</text:span><text:span text:style-name="T172">. <text:s/>Вывод программы:</text:span></text:p>
      <text:p text:style-name="P173"><text:span text:style-name="T174">&gt;<text:s/></text:span><text:span text:style-name="T175">Hello from Ryzhikh Roman, group 9382</text:span></text:p>
      <text:p text:style-name="P176"/>
      <text:p text:style-name="P177"><text:span text:style-name="T178"><text:tab/></text:span><text:span text:style-name="T179">9</text:span><text:span text:style-name="T180">.  Выполнен запуск программы<text:s/></text:span><text:span text:style-name="T181">HELLO</text:span><text:span text:style-name="T182">1.exe в пошаговом режиме с фиксацией используемых регистров и ячеек памяти до и после выполнения каждой команды, используя отладчик и соответственно команду:</text:span></text:p>
      <text:p text:style-name="P183"><text:span text:style-name="T184">&gt; AFDPRO<text:s/></text:span><text:span text:style-name="T185">HELLO</text:span><text:span text:style-name="T186">1.exe.</text:span></text:p>
      <text:p text:style-name="P187"><text:span text:style-name="T188"><text:tab/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p>
      <text:p text:style-name="P189"/>
      <text:p text:style-name="P190"/>
      <text:p text:style-name="P191"><text:span text:style-name="T192"><text:tab/>Содержимое сегментных регистров до старта программы:<text:s/></text:span><text:span text:style-name="T193">CS</text:span><text:span text:style-name="T194">:1</text:span><text:span text:style-name="T195">A</text:span><text:span text:style-name="T196">05,<text:s/></text:span><text:span text:style-name="T197">DS</text:span><text:span text:style-name="T198">:19</text:span><text:span text:style-name="T199">F</text:span><text:span text:style-name="T200">5,<text:s/></text:span><text:span text:style-name="T201">ES</text:span><text:span text:style-name="T202">:19F5,<text:s/></text:span><text:span text:style-name="T203">SS</text:span><text:span text:style-name="T204">:1A0A,<text:s/></text:span><text:span text:style-name="T205">HS</text:span><text:span text:style-name="T206">:19F5,<text:s/></text:span><text:span text:style-name="T207">FS</text:span><text:span text:style-name="T208">:19F5</text:span></text:p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 table:number-rows-spanned="2">
            <text:p text:style-name="P218">Адрес</text:p>
            <text:p text:style-name="P219">Команды</text:p>
          </table:table-cell>
          <table:table-cell table:style-name="TableCell220" table:number-rows-spanned="2">
            <text:p text:style-name="P221">Символический</text:p>
            <text:p text:style-name="P222">код <text:s/>команды</text:p>
          </table:table-cell>
          <table:table-cell table:style-name="TableCell223" table:number-rows-spanned="2">
            <text:p text:style-name="P224">16-ричный</text:p>
            <text:p text:style-name="P225">код команды</text:p>
          </table:table-cell>
          <table:table-cell table:style-name="TableCell226" table:number-columns-spanned="2">
            <text:p text:style-name="P227">Содержимое регистров и ячеек памяти</text:p>
          </table:table-cell>
          <table:covered-table-cell/>
        </table:table-row>
        <table:table-row table:style-name="TableRow22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29">
            <text:p text:style-name="P230">до выполнения .</text:p>
          </table:table-cell>
          <table:table-cell table:style-name="TableCell231">
            <text:p text:style-name="P232">После выполнения</text:p>
          </table:table-cell>
        </table:table-row>
        <table:table-row table:style-name="TableRow233">
          <table:table-cell table:style-name="TableCell234">
            <text:p text:style-name="P235">0010</text:p>
          </table:table-cell>
          <table:table-cell table:style-name="TableCell236">
            <text:p text:style-name="P237">MOV <text:s text:c="2"/>AX, 1A07</text:p>
          </table:table-cell>
          <table:table-cell table:style-name="TableCell238">
            <text:p text:style-name="P239">B8071A</text:p>
          </table:table-cell>
          <table:table-cell table:style-name="TableCell240">
            <text:p text:style-name="P241">(AX) = 0000</text:p>
            <text:p text:style-name="P242">(DS) = 19F5</text:p>
            <text:p text:style-name="P243">(DX) = 0000</text:p>
            <text:p text:style-name="P244"><text:s/>(IP) = 0010</text:p>
          </table:table-cell>
          <table:table-cell table:style-name="TableCell245">
            <text:p text:style-name="P246">(AX) = 1A07</text:p>
            <text:p text:style-name="P247">(DS) = 19F5</text:p>
            <text:p text:style-name="P248">(DX) = 0000</text:p>
            <text:p text:style-name="P249"><text:span text:style-name="T250"><text:s/>(IP) = 0013</text:span></text:p>
          </table:table-cell>
        </table:table-row>
        <table:table-row table:style-name="TableRow251">
          <table:table-cell table:style-name="TableCell252">
            <text:p text:style-name="P253">0013</text:p>
          </table:table-cell>
          <table:table-cell table:style-name="TableCell254">
            <text:p text:style-name="P255">MOV DS, AX</text:p>
          </table:table-cell>
          <table:table-cell table:style-name="TableCell256">
            <text:p text:style-name="P257">8ED8</text:p>
          </table:table-cell>
          <table:table-cell table:style-name="TableCell258">
            <text:p text:style-name="P259">(AX) = 1A07</text:p>
            <text:p text:style-name="P260">(DS) = 19F5</text:p>
            <text:p text:style-name="P261">(DX) = 0000</text:p>
            <text:p text:style-name="P262"><text:s/>(IP) = 0013</text:p>
          </table:table-cell>
          <table:table-cell table:style-name="TableCell263">
            <text:p text:style-name="P264">(AX) = 1A07</text:p>
            <text:p text:style-name="P265">(DS) = 1A07</text:p>
            <text:p text:style-name="P266">(DX) = 0000</text:p>
            <text:p text:style-name="P267"><text:s/>(IP) = 0015</text:p>
          </table:table-cell>
        </table:table-row>
        <table:table-row table:style-name="TableRow268">
          <table:table-cell table:style-name="TableCell269">
            <text:p text:style-name="P270">0015</text:p>
          </table:table-cell>
          <table:table-cell table:style-name="TableCell271">
            <text:p text:style-name="P272">MOV DX, 0000</text:p>
          </table:table-cell>
          <table:table-cell table:style-name="TableCell273">
            <text:p text:style-name="P274">BA0000</text:p>
          </table:table-cell>
          <table:table-cell table:style-name="TableCell275">
            <text:p text:style-name="P276">(AX) = 1A07</text:p>
            <text:p text:style-name="P277">(DS) = 1A07</text:p>
            <text:p text:style-name="P278">(DX) = 0000</text:p>
            <text:p text:style-name="P279"><text:s/>(IP) = 0015</text:p>
          </table:table-cell>
          <table:table-cell table:style-name="TableCell280">
            <text:p text:style-name="P281">(AX) = 1A07</text:p>
            <text:p text:style-name="P282">(DS) = 1A07</text:p>
            <text:p text:style-name="P283">(DX) = 0000</text:p>
            <text:p text:style-name="P284"><text:s/>(IP) = 0018</text:p>
          </table:table-cell>
        </table:table-row>
        <table:table-row table:style-name="TableRow285">
          <table:table-cell table:style-name="TableCell286">
            <text:p text:style-name="P287">0018</text:p>
          </table:table-cell>
          <table:table-cell table:style-name="TableCell288">
            <text:p text:style-name="P289">MOV AH,09</text:p>
          </table:table-cell>
          <table:table-cell table:style-name="TableCell290">
            <text:p text:style-name="P291">B409</text:p>
          </table:table-cell>
          <table:table-cell table:style-name="TableCell292">
            <text:p text:style-name="P293">(AX) = 1A07</text:p>
            <text:p text:style-name="P294">(DS) = 1A07</text:p>
            <text:p text:style-name="P295">(DX) = 0000</text:p>
            <text:p text:style-name="P296"><text:s/>(IP) = 0018</text:p>
          </table:table-cell>
          <table:table-cell table:style-name="TableCell297">
            <text:p text:style-name="P298">(AX) = 0907</text:p>
            <text:p text:style-name="P299">(DS) = 1A07</text:p>
            <text:p text:style-name="P300">(DX) = 0000</text:p>
            <text:p text:style-name="P301"><text:s/>(IP) = 001A</text:p>
          </table:table-cell>
        </table:table-row>
        <table:table-row table:style-name="TableRow302">
          <table:table-cell table:style-name="TableCell303">
            <text:p text:style-name="P304">001A</text:p>
          </table:table-cell>
          <table:table-cell table:style-name="TableCell305">
            <text:p text:style-name="P306">INT 21</text:p>
          </table:table-cell>
          <table:table-cell table:style-name="TableCell307">
            <text:p text:style-name="P308">CD21</text:p>
          </table:table-cell>
          <table:table-cell table:style-name="TableCell309">
            <text:p text:style-name="P310">(AX) = 0907</text:p>
            <text:p text:style-name="P311">(DS) = 1A07</text:p>
            <text:p text:style-name="P312">(DX) = 0000</text:p>
            <text:p text:style-name="P313"><text:s/>(IP) = 001A</text:p>
          </table:table-cell>
          <table:table-cell table:style-name="TableCell314">
            <text:p text:style-name="P315">(AX) = 0907</text:p>
            <text:p text:style-name="P316">(DS) = 1A07</text:p>
            <text:p text:style-name="P317">(DX) = 0000</text:p>
            <text:p text:style-name="P318"><text:s/>(IP) = 001C</text:p>
          </table:table-cell>
        </table:table-row>
        <table:table-row table:style-name="TableRow319">
          <table:table-cell table:style-name="TableCell320">
            <text:p text:style-name="P321">001C</text:p>
          </table:table-cell>
          <table:table-cell table:style-name="TableCell322">
            <text:p text:style-name="P323">MOV AH,4C</text:p>
          </table:table-cell>
          <table:table-cell table:style-name="TableCell324">
            <text:p text:style-name="P325">B44C</text:p>
          </table:table-cell>
          <table:table-cell table:style-name="TableCell326">
            <text:p text:style-name="P327">(AX) = 0907</text:p>
            <text:p text:style-name="P328">(DS) = 1A07</text:p>
            <text:p text:style-name="P329">(DX) = 0000</text:p>
            <text:p text:style-name="P330"><text:s/>(IP) = 001C</text:p>
          </table:table-cell>
          <table:table-cell table:style-name="TableCell331">
            <text:p text:style-name="P332">(AX) = 4C07</text:p>
            <text:p text:style-name="P333">(DS) = 1A07</text:p>
            <text:p text:style-name="P334">(DX) = 0000</text:p>
            <text:p text:style-name="P335"><text:s/>(IP) = 001E</text:p>
          </table:table-cell>
        </table:table-row>
        <table:table-row table:style-name="TableRow336">
          <table:table-cell table:style-name="TableCell337">
            <text:p text:style-name="P338">001E</text:p>
          </table:table-cell>
          <table:table-cell table:style-name="TableCell339">
            <text:p text:style-name="P340">INT 21</text:p>
          </table:table-cell>
          <table:table-cell table:style-name="TableCell341">
            <text:p text:style-name="P342">CD21</text:p>
          </table:table-cell>
          <table:table-cell table:style-name="TableCell343">
            <text:p text:style-name="P344">(AX) = 4C07</text:p>
            <text:p text:style-name="P345">(DS) = 1A07</text:p>
            <text:p text:style-name="P346">(DX) = 0000</text:p>
            <text:p text:style-name="P347"><text:s/>(IP) = 001E</text:p>
          </table:table-cell>
          <table:table-cell table:style-name="TableCell348">
            <text:p text:style-name="P349">(AX) = 0000</text:p>
            <text:p text:style-name="P350">(DS) = 19F5</text:p>
            <text:p text:style-name="P351">(DX) = 0000</text:p>
            <text:p text:style-name="P352">(IP) = 0010</text:p>
          </table:table-cell>
        </table:table-row>
      </table:table>
      <text:p text:style-name="P353"/>
      <text:soft-page-break/>
      <text:p text:style-name="P354">Часть 2.</text:p>
      <text:p text:style-name="P355"><text:span text:style-name="T356"><text:tab/>1. Просмотрена программа<text:s/></text:span><text:span text:style-name="T357">HELLO</text:span><text:span text:style-name="T358">2.asm в режиме редактирования, изучена ее структура и реализация каждого сегмента программы. Строки-приветствия преобразованы в соответствии с личными данными.</text:span></text:p>
      <text:p text:style-name="P359"/>
      <text:p text:style-name="P360"><text:span text:style-name="T361"><text:tab/>2. Выполнена трансляция программы<text:s/></text:span><text:span text:style-name="T362">HELLO</text:span><text:span text:style-name="T363">2.asm с помощью транслятора<text:s/></text:span><text:span text:style-name="T364">MASM</text:span><text:span text:style-name="T365"><text:s/>и команды:</text:span></text:p>
      <text:p text:style-name="P366"><text:span text:style-name="T367">&gt;</text:span><text:span text:style-name="T368">MASM</text:span><text:span text:style-name="T369"><text:s/></text:span><text:span text:style-name="T370">HELLO</text:span><text:span text:style-name="T371">2.</text:span><text:span text:style-name="T372">asm</text:span></text:p>
      <text:p text:style-name="P373"><text:span text:style-name="T374"><text:s/>В результате чего получился объектный файл<text:s/></text:span><text:span text:style-name="T375">HELLO</text:span><text:span text:style-name="T376">2.</text:span><text:span text:style-name="T377">asm</text:span><text:span text:style-name="T378">. В процессе трансляции ошибок не обнаружено.</text:span></text:p>
      <text:p text:style-name="P379"/>
      <text:p text:style-name="P380"><text:span text:style-name="T381"><text:tab/>3. Используя линковщик<text:s/></text:span><text:span text:style-name="T382">LINK</text:span><text:span text:style-name="T383">, создан загрузочный модуль<text:s/></text:span><text:span text:style-name="T384">HELLO</text:span><text:span text:style-name="T385">2.exe. Использована команда:</text:span></text:p>
      <text:p text:style-name="P386"><text:span text:style-name="T387">&gt;</text:span><text:span text:style-name="T388">LINK</text:span><text:span text:style-name="T389"><text:s/></text:span><text:span text:style-name="T390">HELLO</text:span><text:span text:style-name="T391">2.</text:span><text:span text:style-name="T392">obj</text:span></text:p>
      <text:p text:style-name="P393"/>
      <text:p text:style-name="P394"><text:span text:style-name="T395"><text:tab/>4. Выполнена программа<text:s/></text:span><text:span text:style-name="T396">HELLO</text:span><text:span text:style-name="T397">2.</text:span><text:span text:style-name="T398">exe</text:span><text:span text:style-name="T399"><text:s/>в автоматическом режиме и проконтролировано, что она работает корректно: в консоль выводится:</text:span></text:p>
      <text:p text:style-name="P400">&gt;Hello Worlds!</text:p>
      <text:p text:style-name="P401"><text:span text:style-name="T402">&gt;</text:span><text:span text:style-name="T403">Hello from Ryzhikh Roman, group 9382</text:span></text:p>
      <text:p text:style-name="P404"/>
      <text:p text:style-name="P405"><text:span text:style-name="T406"><text:tab/></text:span><text:span text:style-name="T407">5.Запущена программа<text:s/></text:span><text:span text:style-name="T408">HELLO</text:span><text:span text:style-name="T409">2.</text:span><text:span text:style-name="T410">exe</text:span><text:span text:style-name="T411"><text:s/>в пошаговом режиме, используя отладчик AFDPRO с фиксацией содержимого используемых регистров и ячеек памяти до и после выполнения команд.</text:span></text:p>
      <text:p text:style-name="P412"/>
      <text:p text:style-name="P413"><text:span text:style-name="T414">Содержимое сегментных регистров до старта программы:<text:s/></text:span><text:span text:style-name="T415">CS</text:span><text:span text:style-name="T416">:1A08,<text:s/></text:span><text:span text:style-name="T417">DS</text:span><text:span text:style-name="T418">:19</text:span><text:span text:style-name="T419">F</text:span><text:span text:style-name="T420">5,<text:s/></text:span><text:span text:style-name="T421">ES</text:span><text:span text:style-name="T422">:19</text:span><text:span text:style-name="T423">F</text:span><text:span text:style-name="T424">5,<text:s/></text:span><text:span text:style-name="T425">SS</text:span><text:span text:style-name="T426">:1</text:span><text:span text:style-name="T427">A</text:span><text:span text:style-name="T428">05,<text:s/></text:span><text:span text:style-name="T429">HS</text:span><text:span text:style-name="T430">:19</text:span><text:span text:style-name="T431">F</text:span><text:span text:style-name="T432">5,<text:s/></text:span><text:span text:style-name="T433">FS</text:span><text:span text:style-name="T434">: 19</text:span><text:span text:style-name="T435">F</text:span><text:span text:style-name="T436">5.</text:span></text:p>
      <text:p text:style-name="P437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 table:number-rows-spanned="2">
            <text:p text:style-name="P446">Адрес</text:p>
            <text:p text:style-name="P447">Команды</text:p>
          </table:table-cell>
          <table:table-cell table:style-name="TableCell448" table:number-rows-spanned="2">
            <text:p text:style-name="P449">Символический</text:p>
            <text:p text:style-name="P450">код <text:s/>команды</text:p>
          </table:table-cell>
          <table:table-cell table:style-name="TableCell451" table:number-rows-spanned="2">
            <text:p text:style-name="P452"><text:span text:style-name="T453">1</text:span><text:span text:style-name="T454">6-ричный</text:span></text:p>
            <text:p text:style-name="P455">код команды</text:p>
          </table:table-cell>
          <table:table-cell table:style-name="TableCell456" table:number-columns-spanned="2">
            <text:p text:style-name="P457">Содержимое регистров и ячеек памяти</text:p>
          </table:table-cell>
          <table:covered-table-cell/>
        </table:table-row>
        <table:table-row table:style-name="TableRow45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459">
            <text:p text:style-name="P460"><text:span text:style-name="T461">Д</text:span><text:span text:style-name="T462">о выполнения</text:span></text:p>
          </table:table-cell>
          <table:table-cell table:style-name="TableCell463">
            <text:p text:style-name="P464">После выполнения</text:p>
          </table:table-cell>
        </table:table-row>
        <table:table-row table:style-name="TableRow465">
          <table:table-cell table:style-name="TableCell466">
            <text:p text:style-name="P467"><text:span text:style-name="T468">00</text:span><text:span text:style-name="T469">05</text:span></text:p>
          </table:table-cell>
          <table:table-cell table:style-name="TableCell470">
            <text:p text:style-name="P471">PUSH DS</text:p>
          </table:table-cell>
          <table:table-cell table:style-name="TableCell472">
            <text:p text:style-name="P473">1E</text:p>
          </table:table-cell>
          <table:table-cell table:style-name="TableCell474">
            <text:p text:style-name="P475">(AX) = 0000</text:p>
            <text:p text:style-name="P476">(DS) = 19F5</text:p>
            <text:p text:style-name="P477"><text:span text:style-name="T478">(SP) = 00</text:span><text:span text:style-name="T479">18</text:span></text:p>
            <text:p text:style-name="P480">(IP) = 0005</text:p>
            <text:p text:style-name="P481">Stack +0 0000</text:p>
            <text:p text:style-name="P482"><text:s text:c="5"/>+2 0000</text:p>
            <text:p text:style-name="P483"><text:s text:c="5"/>+4 0000</text:p>
          </table:table-cell>
          <table:table-cell table:style-name="TableCell484">
            <text:p text:style-name="P485">(AX) = 0000</text:p>
            <text:p text:style-name="P486">(DS) = 19F5</text:p>
            <text:p text:style-name="P487">(SP) =<text:s/>0016</text:p>
            <text:p text:style-name="P488">(IP) = 0006</text:p>
            <text:p text:style-name="P489">Stack +0 19F5</text:p>
            <text:p text:style-name="P490"><text:s text:c="5"/>+2<text:s/>0000</text:p>
            <text:p text:style-name="P491"><text:s text:c="5"/>+4<text:s/>0000</text:p>
          </table:table-cell>
        </table:table-row>
        <text:soft-page-break/>
        <table:table-row table:style-name="TableRow492">
          <table:table-cell table:style-name="TableCell493">
            <text:p text:style-name="P494">0006</text:p>
          </table:table-cell>
          <table:table-cell table:style-name="TableCell495">
            <text:p text:style-name="P496">SUB AX, AX</text:p>
          </table:table-cell>
          <table:table-cell table:style-name="TableCell497">
            <text:p text:style-name="P498">2BCO</text:p>
          </table:table-cell>
          <table:table-cell table:style-name="TableCell499">
            <text:p text:style-name="P500">(AX) = 0000</text:p>
            <text:p text:style-name="P501">(DS) = 19F5</text:p>
            <text:p text:style-name="P502">(SP) =<text:s/>0016</text:p>
            <text:p text:style-name="P503">(IP) = 0006</text:p>
            <text:p text:style-name="P504">Stack +0 19F5</text:p>
            <text:p text:style-name="P505"><text:s text:c="5"/>+2<text:s/>0000</text:p>
            <text:p text:style-name="P506"><text:s text:c="5"/>+4<text:s/>0000</text:p>
          </table:table-cell>
          <table:table-cell table:style-name="TableCell507">
            <text:p text:style-name="P508">(AX) = 0000</text:p>
            <text:p text:style-name="P509">(DS) = 19F5</text:p>
            <text:p text:style-name="P510">(SP) =<text:s/>0016</text:p>
            <text:p text:style-name="P511">(IP) = 0008</text:p>
            <text:p text:style-name="P512">Stack +0 19F5</text:p>
            <text:p text:style-name="P513"><text:s text:c="5"/>+2<text:s/>0000</text:p>
            <text:p text:style-name="P514"><text:s text:c="5"/>+4<text:s/>0000</text:p>
          </table:table-cell>
        </table:table-row>
        <table:table-row table:style-name="TableRow515">
          <table:table-cell table:style-name="TableCell516">
            <text:p text:style-name="P517">0008</text:p>
          </table:table-cell>
          <table:table-cell table:style-name="TableCell518">
            <text:p text:style-name="P519">PUSH AX</text:p>
          </table:table-cell>
          <table:table-cell table:style-name="TableCell520">
            <text:p text:style-name="P521">50</text:p>
          </table:table-cell>
          <table:table-cell table:style-name="TableCell522">
            <text:p text:style-name="P523">(AX) = 0000</text:p>
            <text:p text:style-name="P524">(DS) = 19F5</text:p>
            <text:p text:style-name="P525">(SP) =<text:s/>0016</text:p>
            <text:p text:style-name="P526">(IP) = 0008</text:p>
            <text:p text:style-name="P527">Stack +0 19F5</text:p>
            <text:p text:style-name="P528"><text:s text:c="5"/>+2<text:s/>0000</text:p>
            <text:p text:style-name="P529"><text:s text:c="5"/>+4<text:s/>0000</text:p>
          </table:table-cell>
          <table:table-cell table:style-name="TableCell530">
            <text:p text:style-name="P531">(AX) = 0000</text:p>
            <text:p text:style-name="P532">(DS) = 19F5</text:p>
            <text:p text:style-name="P533">(SP) =<text:s/>0014</text:p>
            <text:p text:style-name="P534">(IP) = 0009</text:p>
            <text:p text:style-name="P535">Stack +0 0000</text:p>
            <text:p text:style-name="P536"><text:s text:c="5"/>+2<text:s/>19F5</text:p>
            <text:p text:style-name="P537"><text:s text:c="5"/>+4<text:s/>0000</text:p>
          </table:table-cell>
        </table:table-row>
        <table:table-row table:style-name="TableRow538">
          <table:table-cell table:style-name="TableCell539">
            <text:p text:style-name="P540">0009</text:p>
          </table:table-cell>
          <table:table-cell table:style-name="TableCell541">
            <text:p text:style-name="P542">MOV <text:s text:c="2"/>AX, 1A07</text:p>
          </table:table-cell>
          <table:table-cell table:style-name="TableCell543">
            <text:p text:style-name="P544">B8071A</text:p>
          </table:table-cell>
          <table:table-cell table:style-name="TableCell545">
            <text:p text:style-name="P546">(AX) = 0000</text:p>
            <text:p text:style-name="P547">(DS) = 19F5</text:p>
            <text:p text:style-name="P548">(SP) = 0014</text:p>
            <text:p text:style-name="P549">(IP) = 0009</text:p>
            <text:p text:style-name="P550">Stack +0 0000</text:p>
            <text:p text:style-name="P551"><text:s text:c="5"/>+2 19F5</text:p>
            <text:p text:style-name="P552"><text:s text:c="5"/>+4 0000</text:p>
          </table:table-cell>
          <table:table-cell table:style-name="TableCell553">
            <text:p text:style-name="P554">(AX) = 1A07</text:p>
            <text:p text:style-name="P555">(DS) = 19F5</text:p>
            <text:p text:style-name="P556">(SP) =<text:s/>0014</text:p>
            <text:p text:style-name="P557">(IP) = 000C</text:p>
            <text:p text:style-name="P558">Stack +0 0000</text:p>
            <text:p text:style-name="P559"><text:s text:c="5"/>+2 19F5</text:p>
            <text:p text:style-name="P560"><text:s text:c="5"/>+4<text:s/>000</text:p>
          </table:table-cell>
        </table:table-row>
        <table:table-row table:style-name="TableRow561">
          <table:table-cell table:style-name="TableCell562">
            <text:p text:style-name="P563">000C</text:p>
          </table:table-cell>
          <table:table-cell table:style-name="TableCell564">
            <text:p text:style-name="P565">MOV DS, AX</text:p>
          </table:table-cell>
          <table:table-cell table:style-name="TableCell566">
            <text:p text:style-name="P567">8ED8</text:p>
          </table:table-cell>
          <table:table-cell table:style-name="TableCell568">
            <text:p text:style-name="P569">(AX) = 1A07</text:p>
            <text:p text:style-name="P570">(DS) = 19F5</text:p>
            <text:p text:style-name="P571">(SP) = 0014</text:p>
            <text:p text:style-name="P572">(IP) = 000C</text:p>
            <text:p text:style-name="P573">Stack +0 0000</text:p>
            <text:p text:style-name="P574"><text:s text:c="5"/>+2 19F5</text:p>
            <text:p text:style-name="P575"><text:s text:c="5"/>+4 000</text:p>
          </table:table-cell>
          <table:table-cell table:style-name="TableCell576">
            <text:p text:style-name="P577">(AX) = 1A07</text:p>
            <text:p text:style-name="P578">(DS) = 1A07</text:p>
            <text:p text:style-name="P579">(SP) =<text:s/>0014</text:p>
            <text:p text:style-name="P580">(IP) = 000E</text:p>
            <text:p text:style-name="P581">Stack +0 0000</text:p>
            <text:p text:style-name="P582"><text:s text:c="5"/>+2 19F5</text:p>
            <text:p text:style-name="P583"><text:s text:c="5"/>+4<text:s/>0000</text:p>
          </table:table-cell>
        </table:table-row>
        <table:table-row table:style-name="TableRow584">
          <table:table-cell table:style-name="TableCell585">
            <text:p text:style-name="P586">000E</text:p>
          </table:table-cell>
          <table:table-cell table:style-name="TableCell587">
            <text:p text:style-name="P588">MOV DX, 0000</text:p>
          </table:table-cell>
          <table:table-cell table:style-name="TableCell589">
            <text:p text:style-name="P590">BA0000</text:p>
          </table:table-cell>
          <table:table-cell table:style-name="TableCell591">
            <text:p text:style-name="P592">(AX) = 1A07</text:p>
            <text:p text:style-name="P593">(DX) = 0000</text:p>
            <text:p text:style-name="P594">(DS) = 1A07</text:p>
            <text:p text:style-name="P595">(SP) = 0014</text:p>
            <text:p text:style-name="P596">(IP) = 000E</text:p>
            <text:p text:style-name="P597">Stack +0 0000</text:p>
            <text:p text:style-name="P598"><text:s text:c="5"/>+2 19F5</text:p>
            <text:p text:style-name="P599"><text:s text:c="5"/>+4 0000</text:p>
          </table:table-cell>
          <table:table-cell table:style-name="TableCell600">
            <text:p text:style-name="P601">(AX) = 1A07</text:p>
            <text:p text:style-name="P602">(DX) = 0000</text:p>
            <text:p text:style-name="P603">(DS) = 1A07</text:p>
            <text:p text:style-name="P604">(SP) = 0014</text:p>
            <text:p text:style-name="P605">(IP) = 0011</text:p>
            <text:p text:style-name="P606">Stack +0 0000</text:p>
            <text:p text:style-name="P607"><text:s text:c="5"/>+2 19F5</text:p>
            <text:p text:style-name="P608"><text:s text:c="5"/>+4<text:s/>0000</text:p>
          </table:table-cell>
        </table:table-row>
        <table:table-row table:style-name="TableRow609">
          <table:table-cell table:style-name="TableCell610">
            <text:p text:style-name="P611">0011</text:p>
          </table:table-cell>
          <table:table-cell table:style-name="TableCell612">
            <text:p text:style-name="P613">CALL 0000</text:p>
          </table:table-cell>
          <table:table-cell table:style-name="TableCell614">
            <text:p text:style-name="P615">E8ECFF</text:p>
          </table:table-cell>
          <table:table-cell table:style-name="TableCell616">
            <text:p text:style-name="P617">(AX) = 1A07</text:p>
            <text:p text:style-name="P618">(DX) = 0000</text:p>
            <text:p text:style-name="P619">(DS) = 1A07</text:p>
            <text:p text:style-name="P620">(SP) = 0014</text:p>
            <text:p text:style-name="P621">(IP) = 0011</text:p>
            <text:p text:style-name="P622">Stack +0 0000</text:p>
            <text:p text:style-name="P623"><text:s text:c="5"/>+2 19F5</text:p>
            <text:p text:style-name="P624"><text:s text:c="5"/>+4 0000</text:p>
          </table:table-cell>
          <table:table-cell table:style-name="TableCell625">
            <text:p text:style-name="P626">(AX) = 1A07</text:p>
            <text:p text:style-name="P627">(DX) = 0000</text:p>
            <text:p text:style-name="P628">(DS) = 1A07</text:p>
            <text:p text:style-name="P629">(SP) =<text:s/>0012</text:p>
            <text:p text:style-name="P630">(IP) = 0000</text:p>
            <text:p text:style-name="P631">Stack +0 0014</text:p>
            <text:p text:style-name="P632"><text:s text:c="5"/>+2 0000</text:p>
            <text:p text:style-name="P633"><text:s text:c="5"/>+4 19F5</text:p>
          </table:table-cell>
        </table:table-row>
        <text:soft-page-break/>
        <table:table-row table:style-name="TableRow634">
          <table:table-cell table:style-name="TableCell635">
            <text:p text:style-name="P636">0000</text:p>
          </table:table-cell>
          <table:table-cell table:style-name="TableCell637">
            <text:p text:style-name="P638">MOV AH,09</text:p>
          </table:table-cell>
          <table:table-cell table:style-name="TableCell639">
            <text:p text:style-name="P640">B409</text:p>
          </table:table-cell>
          <table:table-cell table:style-name="TableCell641">
            <text:p text:style-name="P642">(AX) = 1A07</text:p>
            <text:p text:style-name="P643">(DX) = 0000</text:p>
            <text:p text:style-name="P644">(DS) = 1A07</text:p>
            <text:p text:style-name="P645">(SP) = 0012</text:p>
            <text:p text:style-name="P646">(IP) = 0000</text:p>
            <text:p text:style-name="P647">Stack +0 0014</text:p>
            <text:p text:style-name="P648"><text:s text:c="5"/>+2 0000</text:p>
            <text:p text:style-name="P649"><text:s text:c="5"/>+4 19F5</text:p>
          </table:table-cell>
          <table:table-cell table:style-name="TableCell650">
            <text:p text:style-name="P651">(AX) = 0905</text:p>
            <text:p text:style-name="P652">(DX) = 0000</text:p>
            <text:p text:style-name="P653">(DS) = 1A07</text:p>
            <text:p text:style-name="P654">(SP) =<text:s/>0012</text:p>
            <text:p text:style-name="P655">(IP) = 0004</text:p>
            <text:p text:style-name="P656">Stack +0 0014</text:p>
            <text:p text:style-name="P657"><text:s text:c="5"/>+2 0000</text:p>
            <text:p text:style-name="P658"><text:s text:c="5"/>+4 19F5</text:p>
          </table:table-cell>
        </table:table-row>
        <table:table-row table:style-name="TableRow659">
          <table:table-cell table:style-name="TableCell660">
            <text:p text:style-name="P661">0002</text:p>
          </table:table-cell>
          <table:table-cell table:style-name="TableCell662">
            <text:p text:style-name="P663">INT 21</text:p>
          </table:table-cell>
          <table:table-cell table:style-name="TableCell664">
            <text:p text:style-name="P665">CD21</text:p>
          </table:table-cell>
          <table:table-cell table:style-name="TableCell666">
            <text:p text:style-name="P667">(AX) = 0905</text:p>
            <text:p text:style-name="P668">(DX) = 0000</text:p>
            <text:p text:style-name="P669">(DS) = 1A07</text:p>
            <text:p text:style-name="P670">(SP) = 0012</text:p>
            <text:p text:style-name="P671">(IP) = 0002</text:p>
            <text:p text:style-name="P672">Stack +0 0014</text:p>
            <text:p text:style-name="P673"><text:s text:c="5"/>+2 0000</text:p>
            <text:p text:style-name="P674"><text:s text:c="5"/>+4 19F5</text:p>
          </table:table-cell>
          <table:table-cell table:style-name="TableCell675">
            <text:p text:style-name="P676">(AX) = 0905</text:p>
            <text:p text:style-name="P677">(DX) = 0000</text:p>
            <text:p text:style-name="P678">(DS) = 1A07</text:p>
            <text:p text:style-name="P679">(SP) = 0012</text:p>
            <text:p text:style-name="P680">(IP) = 0002</text:p>
            <text:p text:style-name="P681">Stack +0 0014</text:p>
            <text:p text:style-name="P682"><text:s text:c="5"/>+2 0000</text:p>
            <text:p text:style-name="P683"><text:s text:c="5"/>+4 19F5</text:p>
          </table:table-cell>
        </table:table-row>
        <table:table-row table:style-name="TableRow684">
          <table:table-cell table:style-name="TableCell685">
            <text:p text:style-name="P686">0004</text:p>
          </table:table-cell>
          <table:table-cell table:style-name="TableCell687">
            <text:p text:style-name="P688">RET</text:p>
          </table:table-cell>
          <table:table-cell table:style-name="TableCell689">
            <text:p text:style-name="P690">C3</text:p>
          </table:table-cell>
          <table:table-cell table:style-name="TableCell691">
            <text:p text:style-name="P692">(AX) = 0905</text:p>
            <text:p text:style-name="P693">(DX) = 0000</text:p>
            <text:p text:style-name="P694">(DS) = 1A07</text:p>
            <text:p text:style-name="P695">(SP) = 0012</text:p>
            <text:p text:style-name="P696">(IP) = 0002</text:p>
            <text:p text:style-name="P697">Stack +0 0014</text:p>
            <text:p text:style-name="P698"><text:s text:c="5"/>+2 0000</text:p>
            <text:p text:style-name="P699"><text:s text:c="5"/>+4 19F5</text:p>
          </table:table-cell>
          <table:table-cell table:style-name="TableCell700">
            <text:p text:style-name="P701">(AX) = 0907</text:p>
            <text:p text:style-name="P702">(DX) = 0000</text:p>
            <text:p text:style-name="P703">(DS) = 1A07</text:p>
            <text:p text:style-name="P704">(SP) =<text:s/>0014</text:p>
            <text:p text:style-name="P705">(IP) = 0014</text:p>
            <text:p text:style-name="P706">Stack +0 0000</text:p>
            <text:p text:style-name="P707"><text:s text:c="5"/>+2 19F5</text:p>
            <text:p text:style-name="P708"><text:s text:c="5"/>+4<text:s/>0000</text:p>
          </table:table-cell>
        </table:table-row>
        <table:table-row table:style-name="TableRow709">
          <table:table-cell table:style-name="TableCell710">
            <text:p text:style-name="P711">0014</text:p>
          </table:table-cell>
          <table:table-cell table:style-name="TableCell712">
            <text:p text:style-name="P713">MOV DX,0010</text:p>
          </table:table-cell>
          <table:table-cell table:style-name="TableCell714">
            <text:p text:style-name="P715">BA1000</text:p>
          </table:table-cell>
          <table:table-cell table:style-name="TableCell716">
            <text:p text:style-name="P717">(AX) = 0907</text:p>
            <text:p text:style-name="P718">(DX) = 0000</text:p>
            <text:p text:style-name="P719">(DS) = 1A07</text:p>
            <text:p text:style-name="P720">(SP) = 0014</text:p>
            <text:p text:style-name="P721">(IP) = 0014</text:p>
            <text:p text:style-name="P722">Stack +0 0000</text:p>
            <text:p text:style-name="P723"><text:s text:c="5"/>+2 19F5</text:p>
            <text:p text:style-name="P724"><text:s text:c="5"/>+4 0000</text:p>
          </table:table-cell>
          <table:table-cell table:style-name="TableCell725">
            <text:p text:style-name="P726"><text:span text:style-name="T727">(AX) = 090</text:span><text:span text:style-name="T728">8</text:span></text:p>
            <text:p text:style-name="P729">(DX) = 0010</text:p>
            <text:p text:style-name="P730">(DS) = 1A07</text:p>
            <text:p text:style-name="P731">(SP) =<text:s/>0014</text:p>
            <text:p text:style-name="P732">(IP) = 0017</text:p>
            <text:p text:style-name="P733">Stack +0 0000</text:p>
            <text:p text:style-name="P734"><text:s text:c="5"/>+2 19F5</text:p>
            <text:p text:style-name="P735"><text:s text:c="5"/>+4<text:s/>000</text:p>
          </table:table-cell>
        </table:table-row>
        <table:table-row table:style-name="TableRow736">
          <table:table-cell table:style-name="TableCell737">
            <text:p text:style-name="P738">0017</text:p>
          </table:table-cell>
          <table:table-cell table:style-name="TableCell739">
            <text:p text:style-name="P740">CALL 0000</text:p>
          </table:table-cell>
          <table:table-cell table:style-name="TableCell741">
            <text:p text:style-name="P742">E8E6FF</text:p>
          </table:table-cell>
          <table:table-cell table:style-name="TableCell743">
            <text:p text:style-name="P744"><text:span text:style-name="T745">(AX) = 0908</text:span></text:p>
            <text:p text:style-name="P746">(DX) = 0010</text:p>
            <text:p text:style-name="P747">(DS) = 1A07</text:p>
            <text:p text:style-name="P748">(SP) = 0014</text:p>
            <text:p text:style-name="P749">(IP) = 0017</text:p>
            <text:p text:style-name="P750">Stack +0 0000</text:p>
            <text:p text:style-name="P751"><text:s text:c="5"/>+2 19F5</text:p>
            <text:p text:style-name="P752"><text:s text:c="5"/>+4 000</text:p>
          </table:table-cell>
          <table:table-cell table:style-name="TableCell753">
            <text:p text:style-name="P754">(AX) = 0907</text:p>
            <text:p text:style-name="P755">(DX) = 0010</text:p>
            <text:p text:style-name="P756">(DS) = 1A07</text:p>
            <text:p text:style-name="P757">(SP) =<text:s/>0012</text:p>
            <text:p text:style-name="P758">(IP) = 0000</text:p>
            <text:p text:style-name="P759">Stack +0 001A</text:p>
            <text:p text:style-name="P760"><text:s text:c="5"/>+2 0000</text:p>
            <text:p text:style-name="P761"><text:s text:c="5"/>+4 19F5</text:p>
          </table:table-cell>
        </table:table-row>
        <table:table-row table:style-name="TableRow762">
          <table:table-cell table:style-name="TableCell763">
            <text:p text:style-name="P764">0000</text:p>
          </table:table-cell>
          <table:table-cell table:style-name="TableCell765">
            <text:p text:style-name="P766">MOV AH,09</text:p>
          </table:table-cell>
          <table:table-cell table:style-name="TableCell767">
            <text:p text:style-name="P768">B409</text:p>
          </table:table-cell>
          <table:table-cell table:style-name="TableCell769">
            <text:p text:style-name="P770">(AX) = 0907</text:p>
            <text:p text:style-name="P771">(DX) = 0010</text:p>
            <text:p text:style-name="P772">(DS) = 1A07</text:p>
            <text:p text:style-name="P773">(SP) = 0012</text:p>
            <text:p text:style-name="P774">(IP) = 0000</text:p>
            <text:p text:style-name="P775">Stack +0 001A</text:p>
            <text:p text:style-name="P776"><text:s text:c="5"/>+2 0000</text:p>
            <text:p text:style-name="P777"><text:s text:c="5"/>+4 19F5</text:p>
          </table:table-cell>
          <table:table-cell table:style-name="TableCell778">
            <text:p text:style-name="P779">(AX) = 0907</text:p>
            <text:p text:style-name="P780">(DX) = 0010</text:p>
            <text:p text:style-name="P781">(DS) = 1A07</text:p>
            <text:p text:style-name="P782">(SP) = 0012</text:p>
            <text:p text:style-name="P783">(IP) = 0000</text:p>
            <text:p text:style-name="P784">Stack +0 001A</text:p>
            <text:p text:style-name="P785"><text:s text:c="5"/>+2 0000</text:p>
            <text:p text:style-name="P786"><text:s text:c="5"/>+4 19F5</text:p>
          </table:table-cell>
        </table:table-row>
        <text:soft-page-break/>
        <table:table-row table:style-name="TableRow787">
          <table:table-cell table:style-name="TableCell788">
            <text:p text:style-name="P789">0002</text:p>
          </table:table-cell>
          <table:table-cell table:style-name="TableCell790">
            <text:p text:style-name="P791">INT 21</text:p>
          </table:table-cell>
          <table:table-cell table:style-name="TableCell792">
            <text:p text:style-name="P793">CD21</text:p>
          </table:table-cell>
          <table:table-cell table:style-name="TableCell794">
            <text:p text:style-name="P795">(AX) = 0907</text:p>
            <text:p text:style-name="P796">(DX) = 0010</text:p>
            <text:p text:style-name="P797">(DS) = 1A07</text:p>
            <text:p text:style-name="P798">(SP) = 0012</text:p>
            <text:p text:style-name="P799">(IP) = 0000</text:p>
            <text:p text:style-name="P800">Stack +0 001A</text:p>
            <text:p text:style-name="P801"><text:s text:c="5"/>+2 0000</text:p>
            <text:p text:style-name="P802"><text:s text:c="5"/>+4 19F5</text:p>
          </table:table-cell>
          <table:table-cell table:style-name="TableCell803">
            <text:p text:style-name="P804">(AX) = 0907</text:p>
            <text:p text:style-name="P805">(DX) = 0010</text:p>
            <text:p text:style-name="P806">(DS) = 1A07</text:p>
            <text:p text:style-name="P807">(SP) = 0012</text:p>
            <text:p text:style-name="P808">(IP) = 0004</text:p>
            <text:p text:style-name="P809">Stack +0 001A</text:p>
            <text:p text:style-name="P810"><text:s text:c="5"/>+2 0000</text:p>
            <text:p text:style-name="P811"><text:s text:c="5"/>+4 19F5</text:p>
          </table:table-cell>
        </table:table-row>
        <table:table-row table:style-name="TableRow812">
          <table:table-cell table:style-name="TableCell813">
            <text:p text:style-name="P814">0004</text:p>
          </table:table-cell>
          <table:table-cell table:style-name="TableCell815">
            <text:p text:style-name="P816">RET</text:p>
          </table:table-cell>
          <table:table-cell table:style-name="TableCell817">
            <text:p text:style-name="P818">C3</text:p>
          </table:table-cell>
          <table:table-cell table:style-name="TableCell819">
            <text:p text:style-name="P820">(AX) = 0907</text:p>
            <text:p text:style-name="P821">(DX) = 0010</text:p>
            <text:p text:style-name="P822">(DS) = 1A07</text:p>
            <text:p text:style-name="P823">(SP) = 0012</text:p>
            <text:p text:style-name="P824">(IP) = 0004</text:p>
            <text:p text:style-name="P825">Stack +0 001A</text:p>
            <text:p text:style-name="P826"><text:s text:c="5"/>+2 0000</text:p>
            <text:p text:style-name="P827"><text:s text:c="5"/>+4 19F5</text:p>
          </table:table-cell>
          <table:table-cell table:style-name="TableCell828">
            <text:p text:style-name="P829">(AX) = 0907</text:p>
            <text:p text:style-name="P830">(DX) = 0010</text:p>
            <text:p text:style-name="P831">(DS) = 1A07</text:p>
            <text:p text:style-name="P832">(SP) = 0014</text:p>
            <text:p text:style-name="P833">(IP) = 001A</text:p>
            <text:p text:style-name="P834">Stack +0 0000</text:p>
            <text:p text:style-name="P835"><text:s text:c="5"/>+2<text:s/>19F5</text:p>
            <text:p text:style-name="P836"><text:s text:c="5"/>+4<text:s/>0000</text:p>
          </table:table-cell>
        </table:table-row>
        <table:table-row table:style-name="TableRow837">
          <table:table-cell table:style-name="TableCell838">
            <text:p text:style-name="P839">001A</text:p>
          </table:table-cell>
          <table:table-cell table:style-name="TableCell840">
            <text:p text:style-name="P841">RET Far</text:p>
          </table:table-cell>
          <table:table-cell table:style-name="TableCell842">
            <text:p text:style-name="P843">CB</text:p>
          </table:table-cell>
          <table:table-cell table:style-name="TableCell844">
            <text:p text:style-name="P845">(AX) = 0907</text:p>
            <text:p text:style-name="P846">(DX) = 0010</text:p>
            <text:p text:style-name="P847">(DS) = 1A07</text:p>
            <text:p text:style-name="P848">(SP) = 0014</text:p>
            <text:p text:style-name="P849">(IP) = 001A</text:p>
            <text:p text:style-name="P850">Stack +0 0000</text:p>
            <text:p text:style-name="P851"><text:s text:c="5"/>+2 19F5</text:p>
            <text:p text:style-name="P852"><text:s text:c="5"/>+4 0000</text:p>
          </table:table-cell>
          <table:table-cell table:style-name="TableCell853">
            <text:p text:style-name="P854">(AX) = 0907</text:p>
            <text:p text:style-name="P855">(DX) = 0010</text:p>
            <text:p text:style-name="P856">(DS) = 1A07</text:p>
            <text:p text:style-name="P857">(SP) = 0000</text:p>
            <text:p text:style-name="P858">(IP) = 0000</text:p>
            <text:p text:style-name="P859">Stack +0<text:s/>0000</text:p>
            <text:p text:style-name="P860"><text:s text:c="5"/>+2<text:s/>0000</text:p>
            <text:p text:style-name="P861"><text:s text:c="5"/>+4<text:s/>0000</text:p>
          </table:table-cell>
        </table:table-row>
        <table:table-row table:style-name="TableRow862">
          <table:table-cell table:style-name="TableCell863">
            <text:p text:style-name="P864">0000</text:p>
          </table:table-cell>
          <table:table-cell table:style-name="TableCell865">
            <text:p text:style-name="P866">INT 20</text:p>
          </table:table-cell>
          <table:table-cell table:style-name="TableCell867">
            <text:p text:style-name="P868">CD20</text:p>
          </table:table-cell>
          <table:table-cell table:style-name="TableCell869">
            <text:p text:style-name="P870">(AX) = 0907</text:p>
            <text:p text:style-name="P871">(DX) = 0010</text:p>
            <text:p text:style-name="P872">(DS) = 1A07</text:p>
            <text:p text:style-name="P873">(SP) = 0000</text:p>
            <text:p text:style-name="P874">(IP) = 0000</text:p>
            <text:p text:style-name="P875">Stack +0 0000</text:p>
            <text:p text:style-name="P876"><text:s text:c="5"/>+2 0000</text:p>
            <text:p text:style-name="P877"><text:s text:c="5"/>+4 0000</text:p>
          </table:table-cell>
          <table:table-cell table:style-name="TableCell878">
            <text:p text:style-name="P879">(AX) = 0000</text:p>
            <text:p text:style-name="P880">(DX) = 0000</text:p>
            <text:p text:style-name="P881">(DS) =<text:s/>19F5</text:p>
            <text:p text:style-name="P882">(SP) =<text:s/>0000</text:p>
            <text:p text:style-name="P883">(IP) =<text:s/>0005</text:p>
            <text:p text:style-name="P884">Stack +0 0000</text:p>
            <text:p text:style-name="P885"><text:s text:c="5"/>+2<text:s/>0000</text:p>
            <text:p text:style-name="P886"><text:s text:c="5"/>+4<text:s/>0000</text:p>
          </table:table-cell>
        </table:table-row>
      </table:table>
      <text:p text:style-name="P887"/>
      <text:p text:style-name="P888">Выводы.</text:p>
      <text:p text:style-name="P889"><text:span text:style-name="T890">В результате выполнения лабораторной работы была освоена трансляция, изучено, как происходит выполнение и отладка программ на языке Ассемблера, а также разобраны структуры приведенных в работе программ.</text:span></text:p>
      <text:p text:style-name="P891"/>
      <text:p text:style-name="P892"/>
      <text:p text:style-name="P893">Приложение.</text:p>
      <text:p text:style-name="P894"><text:span text:style-name="T895">Текст файла<text:s/></text:span><text:span text:style-name="T896">HELLO</text:span><text:span text:style-name="T897">1.</text:span><text:span text:style-name="T898">asm</text:span></text:p>
      <text:p text:style-name="P899"/>
      <text:p text:style-name="P900"/>
      <text:p text:style-name="P901"><text:span text:style-name="T902"><text:s text:c="6"/></text:span><text:span text:style-name="T903">D</text:span><text:span text:style-name="T904">OSSEG</text:span><text:span text:style-name="T905"><text:s text:c="38"/>; Задание сегментов под ДОС</text:span></text:p>
      <text:p text:style-name="P906"><text:span text:style-name="T907"><text:s text:c="3"/>.</text:span><text:span text:style-name="T908">MODEL</text:span><text:span text:style-name="T909"><text:s text:c="2"/></text:span><text:span text:style-name="T910">SMALL</text:span><text:span text:style-name="T911"><text:s text:c="31"/>; Модель памяти-</text:span><text:span text:style-name="T912">SMALL</text:span><text:span text:style-name="T913">(Малая)</text:span></text:p>
      <text:p text:style-name="P914"><text:span text:style-name="T915"><text:s text:c="3"/>.</text:span><text:span text:style-name="T916">STACK</text:span><text:span text:style-name="T917"><text:s text:c="2"/>100</text:span><text:span text:style-name="T918">h</text:span><text:span text:style-name="T919"><text:s text:c="32"/>; Отвести под Стек 256 байт</text:span></text:p>
      <text:p text:style-name="P920"><text:span text:style-name="T921"><text:s text:c="3"/>.</text:span><text:span text:style-name="T922">DATA</text:span><text:span text:style-name="T923"><text:s text:c="39"/>; Начало сегмента данных</text:span></text:p>
      <text:p text:style-name="P924"><text:span text:style-name="T925">Greeting</text:span><text:span text:style-name="T926"><text:s text:c="2"/></text:span><text:span text:style-name="T927">LABEL</text:span><text:span text:style-name="T928"><text:s text:c="2"/></text:span><text:span text:style-name="T929">BYTE</text:span><text:span text:style-name="T930"><text:s text:c="26"/>; Текст <text:s/>приветствия</text:span></text:p>
      <text:p text:style-name="P931"><text:span text:style-name="T932"><text:s text:c="3"/></text:span><text:span text:style-name="T933">DB</text:span><text:span text:style-name="T934"><text:s/>'</text:span><text:span text:style-name="T935">Hello from Ryzhikh Roman, group 9382</text:span><text:span text:style-name="T936">',13,10,'$'</text:span></text:p>
      <text:p text:style-name="P937"><text:span text:style-name="T938"><text:s text:c="3"/></text:span><text:span text:style-name="T939">.</text:span><text:span text:style-name="T940">CODE</text:span><text:span text:style-name="T941"><text:s text:c="32"/>; Начало сегмента кода</text:span></text:p>
      <text:p text:style-name="P942"><text:span text:style-name="T943"><text:s text:c="3"/></text:span><text:span text:style-name="T944">mov</text:span><text:span text:style-name="T945"><text:s text:c="2"/></text:span><text:span text:style-name="T946">ax</text:span><text:span text:style-name="T947">, @</text:span><text:span text:style-name="T948">data</text:span><text:span text:style-name="T949"><text:s text:c="24"/>; Загрузка в<text:s/></text:span><text:span text:style-name="T950">DS</text:span><text:span text:style-name="T951"><text:s/>адреса начала</text:span></text:p>
      <text:p text:style-name="P952"><text:span text:style-name="T953"><text:s text:c="3"/></text:span><text:span text:style-name="T954">mov</text:span><text:span text:style-name="T955"><text:s text:c="2"/></text:span><text:span text:style-name="T956">ds</text:span><text:span text:style-name="T957">,<text:s/></text:span><text:span text:style-name="T958">ax</text:span><text:span text:style-name="T959"><text:s text:c="27"/>; сегмента данных</text:span></text:p>
      <text:p text:style-name="P960"><text:span text:style-name="T961"><text:s text:c="3"/></text:span><text:span text:style-name="T962">mov</text:span><text:span text:style-name="T963"><text:s text:c="2"/></text:span><text:span text:style-name="T964">dx</text:span><text:span text:style-name="T965">,<text:s/></text:span><text:span text:style-name="T966">OFFSET</text:span><text:span text:style-name="T967"><text:s/></text:span><text:span text:style-name="T968">Greeting</text:span><text:span text:style-name="T969"><text:s text:c="14"/>; Загрузка в<text:s/></text:span><text:span text:style-name="T970">dx</text:span><text:span text:style-name="T971"><text:s/>смещения</text:span></text:p>
      <text:p text:style-name="P972"><text:span text:style-name="T973"><text:s text:c="40"/>; адреса текста приветствия</text:span></text:p>
      <text:p text:style-name="P974"><text:span text:style-name="T975">DisplayGreeting</text:span><text:span text:style-name="T976">:</text:span></text:p>
      <text:p text:style-name="P977"><text:span text:style-name="T978"><text:s text:c="3"/></text:span><text:span text:style-name="T979">mov</text:span><text:span text:style-name="T980"><text:s text:c="2"/></text:span><text:span text:style-name="T981">ah</text:span><text:span text:style-name="T982">, 9 <text:s text:c="27"/>; # функции ДОС печати строки</text:span></text:p>
      <text:p text:style-name="P983"><text:span text:style-name="T984"><text:s text:c="3"/></text:span><text:span text:style-name="T985">int</text:span><text:span text:style-name="T986"><text:s text:c="2"/>21</text:span><text:span text:style-name="T987">h</text:span><text:span text:style-name="T988"><text:s text:c="29"/>; вывод на экран <text:s/>приветствия</text:span></text:p>
      <text:p text:style-name="P989"><text:span text:style-name="T990"><text:s text:c="3"/></text:span><text:span text:style-name="T991">mov</text:span><text:span text:style-name="T992"><text:s text:c="2"/></text:span><text:span text:style-name="T993">ah</text:span><text:span text:style-name="T994">, 4</text:span><text:span text:style-name="T995">ch</text:span><text:span text:style-name="T996"><text:s text:c="26"/>; # функции ДОС завершения программы</text:span></text:p>
      <text:p text:style-name="P997"><text:span text:style-name="T998"><text:s text:c="3"/></text:span><text:span text:style-name="T999">int</text:span><text:span text:style-name="T1000"><text:s text:c="2"/>21</text:span><text:span text:style-name="T1001">h</text:span><text:span text:style-name="T1002"><text:s text:c="29"/>; завершение программы и выход в ДОС</text:span></text:p>
      <text:p text:style-name="P1003"><text:span text:style-name="T1004"><text:s text:c="3"/></text:span><text:span text:style-name="T1005">END</text:span></text:p>
      <text:p text:style-name="P1006"/>
      <text:p text:style-name="P1007"/>
      <text:p text:style-name="P1008"><text:span text:style-name="T1009"><text:s/></text:span><text:span text:style-name="T1010">Текст</text:span><text:span text:style-name="T1011"><text:s/></text:span><text:span text:style-name="T1012">файла</text:span><text:span text:style-name="T1013"><text:s/>HELLO2.asm</text:span></text:p>
      <text:p text:style-name="P1014">EOFLine <text:s/>EQU <text:s/>'$' <text:s text:c="5"/></text:p>
      <text:p text:style-name="P1015">AStack <text:s text:c="3"/>SEGMENT <text:s/>STACK <text:s/></text:p>
      <text:p text:style-name="P1016"><text:s text:c="10"/>DW 12 DUP(?) <text:s text:c="2"/></text:p>
      <text:p text:style-name="P1017">AStack <text:s text:c="3"/>ENDS</text:p>
      <text:p text:style-name="P1018">DATA <text:s text:c="5"/>SEGMENT</text:p>
      <text:p text:style-name="P1019"><text:span text:style-name="T1020">HELLO <text:s text:c="4"/>DB 'Hello World!', 0AH, 0DH, EOFLine</text:span></text:p>
      <text:soft-page-break/>
      <text:p text:style-name="P1021"><text:span text:style-name="T1022">GREETING <text:s/>DB '</text:span><text:span text:style-name="T1023">Hello from Ryzhikh Roman, group 9382$</text:span><text:span text:style-name="T1024">', 0AH, 0DH, EOFLine</text:span></text:p>
      <text:p text:style-name="P1025">DATA <text:s text:c="5"/>ENDS</text:p>
      <text:p text:style-name="P1026">CODE <text:s text:c="5"/>SEGMENT</text:p>
      <text:p text:style-name="P1027"><text:s text:c="10"/>ASSUME CS:Code DS:DATA SS:STACK</text:p>
      <text:p text:style-name="P1028">WriteMsg <text:s/>PROC <text:s/>NEAR</text:p>
      <text:p text:style-name="P1029"><text:s text:c="10"/>mov <text:s text:c="2"/>AH,9</text:p>
      <text:p text:style-name="P1030"><text:span text:style-name="T1031"><text:s text:c="10"/>int <text:s text:c="2"/>21h</text:span></text:p>
      <text:p text:style-name="P1032"><text:span text:style-name="T1033"><text:s text:c="10"/>ret</text:span></text:p>
      <text:p text:style-name="P1034">WriteMsg <text:s/>ENDP</text:p>
      <text:p text:style-name="P1035">Main <text:s text:c="5"/>PROC <text:s/>FAR</text:p>
      <text:p text:style-name="P1036"><text:s text:c="10"/>push <text:s/>DS <text:s text:c="5"/></text:p>
      <text:p text:style-name="P1037"><text:s text:c="10"/>sub <text:s text:c="2"/>AX,AX <text:s text:c="3"/></text:p>
      <text:p text:style-name="P1038"><text:s text:c="10"/>push <text:s/>AX <text:s text:c="2"/></text:p>
      <text:p text:style-name="P1039"><text:s text:c="10"/>mov <text:s text:c="2"/>AX,DATA <text:s text:c="12"/></text:p>
      <text:p text:style-name="P1040"><text:s text:c="10"/>mov <text:s text:c="2"/>DS,AX <text:s text:c="13"/></text:p>
      <text:p text:style-name="P1041"><text:s text:c="10"/>mov <text:s text:c="2"/>DX, OFFSET HELLO <text:s text:c="3"/></text:p>
      <text:p text:style-name="P1042"><text:s text:c="10"/>call <text:s/>WriteMsg <text:s text:c="9"/></text:p>
      <text:p text:style-name="P1043"><text:s text:c="10"/>mov <text:s text:c="2"/>DX, OFFSET GREETING</text:p>
      <text:p text:style-name="P1044"><text:s text:c="10"/>call <text:s/>WriteMsg <text:s text:c="7"/></text:p>
      <text:p text:style-name="P1045"><text:s text:c="10"/>ret <text:s text:c="47"/></text:p>
      <text:p text:style-name="P1046">Main <text:s text:c="5"/>ENDP</text:p>
      <text:p text:style-name="P1047">CODE <text:s text:c="5"/>ENDS</text:p>
      <text:p text:style-name="P1048"><text:s text:c="10"/>END Main</text:p>
      <text:p text:style-name="P1049"/>
      <text:p text:style-name="P10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Название" style:display-name="Название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 fo:line-height="105%"/>
      <style:text-properties style:font-name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line-height="105%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Hōki 放棄</dc:creator>
    <meta:creation-date>2020-11-12T13:08:00Z</meta:creation-date>
    <dc:date>2020-11-12T16:58:00Z</dc:date>
    <meta:print-date>2019-09-18T23:43:00Z</meta:print-date>
    <meta:template xlink:href="Normal.dotm" xlink:type="simple"/>
    <meta:editing-cycles>9</meta:editing-cycles>
    <meta:editing-duration>PT390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9" meta:word-count="1492" meta:character-count="9979" meta:row-count="70" meta:non-whitespace-character-count="8506"/>
  </office:meta>
</office:document-meta>
</file>